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387cm"/>
    </style:style>
    <style:style style:name="co7" style:family="table-column">
      <style:table-column-properties fo:break-before="auto" style:column-width="8.154cm"/>
    </style:style>
    <style:style style:name="co8" style:family="table-column">
      <style:table-column-properties fo:break-before="auto" style:column-width="8.5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sults_4_CORES_PC_BY_RANGE" table:style-name="ta1">
        <table:shapes>
          <draw:frame draw:z-index="0" draw:style-name="gr1" draw:text-style-name="P1" svg:width="26.066cm" svg:height="13.149cm" svg:x="17.518cm" svg:y="0.531cm">
            <draw:object draw:notify-on-update-of-ranges="results_4_CORES_PC_BY_RANGE.G2:results_4_CORES_PC_BY_RANGE.G72 results_4_CORES_PC_BY_RANGE.C1:results_4_CORES_PC_BY_RANGE.C1 results_4_CORES_PC_BY_RANGE.C2:results_4_CORES_PC_BY_RANGE.C72 results_4_CORES_PC_BY_RANGE.D1:results_4_CORES_PC_BY_RANGE.D1 results_4_CORES_PC_BY_RANGE.D2:results_4_CORES_PC_BY_RANGE.D72 results_4_CORES_PC_BY_RANGE.E1:results_4_CORES_PC_BY_RANGE.E1 results_4_CORES_PC_BY_RANGE.E2:results_4_CORES_PC_BY_RANGE.E72 results_4_CORES_PC_BY_RANGE.F1:results_4_CORES_PC_BY_RANGE.F1 results_4_CORES_PC_BY_RANGE.F2:results_4_CORES_PC_BY_RANGE.F72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TART VALUE</text:p>
          </table:table-cell>
          <table:table-cell office:value-type="string">
            <text:p><text:s/>END VALUE</text:p>
          </table:table-cell>
          <table:table-cell office:value-type="string">
            <text:p><text:s/>NC/MT ratio</text:p>
          </table:table-cell>
          <table:table-cell office:value-type="string">
            <text:p><text:s/>NC/TP ratio</text:p>
          </table:table-cell>
          <table:table-cell office:value-type="string">
            <text:p><text:s/>NC/SS ratio</text:p>
          </table:table-cell>
          <table:table-cell office:value-type="string">
            <text:p><text:s/>NC/PS ratio</text:p>
          </table:table-cell>
          <table:table-cell office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3.37763949811282">
            <text:p>3.3776394981</text:p>
          </table:table-cell>
          <table:table-cell office:value-type="float" office:value="0.31913371996192">
            <text:p>0.31913372</text:p>
          </table:table-cell>
          <table:table-cell office:value-type="float" office:value="0.0279299641015904">
            <text:p>0.0279299641</text:p>
          </table:table-cell>
          <table:table-cell office:value-type="float" office:value="0.0341467726901391">
            <text:p>0.0341467727</text:p>
          </table:table-cell>
          <table:table-cell table:formula="of:=[results_4_CORES_PC_BY_RANGE.B2]-[results_4_CORES_PC_BY_RANGE.A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320807278546661">
            <text:p>0.3208072785</text:p>
          </table:table-cell>
          <table:table-cell office:value-type="float" office:value="0.0553337346934139">
            <text:p>0.0553337347</text:p>
          </table:table-cell>
          <table:table-cell office:value-type="float" office:value="0.286081339010424">
            <text:p>0.286081339</text:p>
          </table:table-cell>
          <table:table-cell office:value-type="float" office:value="0.252846387222855">
            <text:p>0.2528463872</text:p>
          </table:table-cell>
          <table:table-cell table:formula="of:=[results_4_CORES_PC_BY_RANGE.B3]-[results_4_CORES_PC_BY_RANGE.A3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39644042944061">
            <text:p>0.2396440429</text:p>
          </table:table-cell>
          <table:table-cell office:value-type="float" office:value="0.0686244132407067">
            <text:p>0.0686244132</text:p>
          </table:table-cell>
          <table:table-cell office:value-type="float" office:value="0.357876720948378">
            <text:p>0.3578767209</text:p>
          </table:table-cell>
          <table:table-cell office:value-type="float" office:value="0.172952853598015">
            <text:p>0.1729528536</text:p>
          </table:table-cell>
          <table:table-cell table:formula="of:=[results_4_CORES_PC_BY_RANGE.B4]-[results_4_CORES_PC_BY_RANGE.A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96722643401861">
            <text:p>0.1967226434</text:p>
          </table:table-cell>
          <table:table-cell office:value-type="float" office:value="0.0678354335972671">
            <text:p>0.0678354336</text:p>
          </table:table-cell>
          <table:table-cell office:value-type="float" office:value="0.394739209138642">
            <text:p>0.3947392091</text:p>
          </table:table-cell>
          <table:table-cell office:value-type="float" office:value="0.194176126543423">
            <text:p>0.1941761265</text:p>
          </table:table-cell>
          <table:table-cell table:formula="of:=[results_4_CORES_PC_BY_RANGE.B5]-[results_4_CORES_PC_BY_RANGE.A5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25326921669282">
            <text:p>0.2253269217</text:p>
          </table:table-cell>
          <table:table-cell office:value-type="float" office:value="0.0730458969070889">
            <text:p>0.0730458969</text:p>
          </table:table-cell>
          <table:table-cell office:value-type="float" office:value="0.398684603213037">
            <text:p>0.3986846032</text:p>
          </table:table-cell>
          <table:table-cell office:value-type="float" office:value="0.200000564957388">
            <text:p>0.200000565</text:p>
          </table:table-cell>
          <table:table-cell table:formula="of:=[results_4_CORES_PC_BY_RANGE.B6]-[results_4_CORES_PC_BY_RANGE.A6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75872390212872">
            <text:p>1.7587239021</text:p>
          </table:table-cell>
          <table:table-cell office:value-type="float" office:value="0.253959164780218">
            <text:p>0.2539591648</text:p>
          </table:table-cell>
          <table:table-cell office:value-type="float" office:value="0.0243931708858149">
            <text:p>0.0243931709</text:p>
          </table:table-cell>
          <table:table-cell office:value-type="float" office:value="0.0237393551812934">
            <text:p>0.0237393552</text:p>
          </table:table-cell>
          <table:table-cell table:formula="of:=[results_4_CORES_PC_BY_RANGE.B7]-[results_4_CORES_PC_BY_RANGE.A7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17272687725665">
            <text:p>0.2172726877</text:p>
          </table:table-cell>
          <table:table-cell office:value-type="float" office:value="0.0414930717298927">
            <text:p>0.0414930717</text:p>
          </table:table-cell>
          <table:table-cell office:value-type="float" office:value="0.250262166118474">
            <text:p>0.2502621661</text:p>
          </table:table-cell>
          <table:table-cell office:value-type="float" office:value="0.165512344071768">
            <text:p>0.1655123441</text:p>
          </table:table-cell>
          <table:table-cell table:formula="of:=[results_4_CORES_PC_BY_RANGE.B8]-[results_4_CORES_PC_BY_RANGE.A8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20710358594184">
            <text:p>0.2207103586</text:p>
          </table:table-cell>
          <table:table-cell office:value-type="float" office:value="0.0515819579595615">
            <text:p>0.051581958</text:p>
          </table:table-cell>
          <table:table-cell office:value-type="float" office:value="0.374426602484766">
            <text:p>0.3744266025</text:p>
          </table:table-cell>
          <table:table-cell office:value-type="float" office:value="0.192097249654822">
            <text:p>0.1920972497</text:p>
          </table:table-cell>
          <table:table-cell table:formula="of:=[results_4_CORES_PC_BY_RANGE.B9]-[results_4_CORES_PC_BY_RANGE.A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70696851518967">
            <text:p>0.1706968515</text:p>
          </table:table-cell>
          <table:table-cell office:value-type="float" office:value="0.0607173765092382">
            <text:p>0.0607173765</text:p>
          </table:table-cell>
          <table:table-cell office:value-type="float" office:value="0.328892813093087">
            <text:p>0.3288928131</text:p>
          </table:table-cell>
          <table:table-cell office:value-type="float" office:value="0.163466584628748">
            <text:p>0.1634665846</text:p>
          </table:table-cell>
          <table:table-cell table:formula="of:=[results_4_CORES_PC_BY_RANGE.B10]-[results_4_CORES_PC_BY_RANGE.A1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1039024560668">
            <text:p>0.2103902456</text:p>
          </table:table-cell>
          <table:table-cell office:value-type="float" office:value="0.0741735993143479">
            <text:p>0.0741735993</text:p>
          </table:table-cell>
          <table:table-cell office:value-type="float" office:value="0.425127366427033">
            <text:p>0.4251273664</text:p>
          </table:table-cell>
          <table:table-cell office:value-type="float" office:value="0.220730943690151">
            <text:p>0.2207309437</text:p>
          </table:table-cell>
          <table:table-cell table:formula="of:=[results_4_CORES_PC_BY_RANGE.B11]-[results_4_CORES_PC_BY_RANGE.A1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858815407385059">
            <text:p>0.8588154074</text:p>
          </table:table-cell>
          <table:table-cell office:value-type="float" office:value="0.158652262354947">
            <text:p>0.1586522624</text:p>
          </table:table-cell>
          <table:table-cell office:value-type="float" office:value="0.725508847327922">
            <text:p>0.7255088473</text:p>
          </table:table-cell>
          <table:table-cell office:value-type="float" office:value="0.512703430404058">
            <text:p>0.5127034304</text:p>
          </table:table-cell>
          <table:table-cell table:formula="of:=[results_4_CORES_PC_BY_RANGE.B12]-[results_4_CORES_PC_BY_RANGE.A12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20582730115218">
            <text:p>1.2058273012</text:p>
          </table:table-cell>
          <table:table-cell office:value-type="float" office:value="0.17365219228379">
            <text:p>0.1736521923</text:p>
          </table:table-cell>
          <table:table-cell office:value-type="float" office:value="0.823844340623404">
            <text:p>0.8238443406</text:p>
          </table:table-cell>
          <table:table-cell office:value-type="float" office:value="0.465417258203505">
            <text:p>0.4654172582</text:p>
          </table:table-cell>
          <table:table-cell table:formula="of:=[results_4_CORES_PC_BY_RANGE.B13]-[results_4_CORES_PC_BY_RANGE.A13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7696112686285">
            <text:p>1.1769611269</text:p>
          </table:table-cell>
          <table:table-cell office:value-type="float" office:value="0.262230755915468">
            <text:p>0.2622307559</text:p>
          </table:table-cell>
          <table:table-cell office:value-type="float" office:value="0.816759771625476">
            <text:p>0.8167597716</text:p>
          </table:table-cell>
          <table:table-cell office:value-type="float" office:value="0.747987943425605">
            <text:p>0.7479879434</text:p>
          </table:table-cell>
          <table:table-cell table:formula="of:=[results_4_CORES_PC_BY_RANGE.B14]-[results_4_CORES_PC_BY_RANGE.A14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51818063177">
            <text:p>1.1518180632</text:p>
          </table:table-cell>
          <table:table-cell office:value-type="float" office:value="0.196830896107985">
            <text:p>0.1968308961</text:p>
          </table:table-cell>
          <table:table-cell office:value-type="float" office:value="0.825228021042274">
            <text:p>0.825228021</text:p>
          </table:table-cell>
          <table:table-cell office:value-type="float" office:value="1.05029056286934">
            <text:p>1.0502905629</text:p>
          </table:table-cell>
          <table:table-cell table:formula="of:=[results_4_CORES_PC_BY_RANGE.B15]-[results_4_CORES_PC_BY_RANGE.A15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8851365118718">
            <text:p>1.1885136512</text:p>
          </table:table-cell>
          <table:table-cell office:value-type="float" office:value="0.269173536527056">
            <text:p>0.2691735365</text:p>
          </table:table-cell>
          <table:table-cell office:value-type="float" office:value="0.859399262403645">
            <text:p>0.8593992624</text:p>
          </table:table-cell>
          <table:table-cell office:value-type="float" office:value="0.878229009174052">
            <text:p>0.8782290092</text:p>
          </table:table-cell>
          <table:table-cell table:formula="of:=[results_4_CORES_PC_BY_RANGE.B16]-[results_4_CORES_PC_BY_RANGE.A16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766828060647766">
            <text:p>0.7668280606</text:p>
          </table:table-cell>
          <table:table-cell office:value-type="float" office:value="0.131619939996749">
            <text:p>0.13161994</text:p>
          </table:table-cell>
          <table:table-cell office:value-type="float" office:value="0.667895594159945">
            <text:p>0.6678955942</text:p>
          </table:table-cell>
          <table:table-cell office:value-type="float" office:value="0.566473385457349">
            <text:p>0.5664733855</text:p>
          </table:table-cell>
          <table:table-cell table:formula="of:=[results_4_CORES_PC_BY_RANGE.B17]-[results_4_CORES_PC_BY_RANGE.A17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8137133862967">
            <text:p>1.1813713386</text:p>
          </table:table-cell>
          <table:table-cell office:value-type="float" office:value="0.253831024491737">
            <text:p>0.2538310245</text:p>
          </table:table-cell>
          <table:table-cell office:value-type="float" office:value="0.805998556240318">
            <text:p>0.8059985562</text:p>
          </table:table-cell>
          <table:table-cell office:value-type="float" office:value="0.484615563654921">
            <text:p>0.4846155637</text:p>
          </table:table-cell>
          <table:table-cell table:formula="of:=[results_4_CORES_PC_BY_RANGE.B18]-[results_4_CORES_PC_BY_RANGE.A18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85941125552524">
            <text:p>1.8594112555</text:p>
          </table:table-cell>
          <table:table-cell office:value-type="float" office:value="0.245705538949045">
            <text:p>0.2457055389</text:p>
          </table:table-cell>
          <table:table-cell office:value-type="float" office:value="0.831074158169476">
            <text:p>0.8310741582</text:p>
          </table:table-cell>
          <table:table-cell office:value-type="float" office:value="0.799089241336194">
            <text:p>0.7990892413</text:p>
          </table:table-cell>
          <table:table-cell table:formula="of:=[results_4_CORES_PC_BY_RANGE.B19]-[results_4_CORES_PC_BY_RANGE.A19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20793560714979">
            <text:p>1.2079356071</text:p>
          </table:table-cell>
          <table:table-cell office:value-type="float" office:value="0.188525056571488">
            <text:p>0.1885250566</text:p>
          </table:table-cell>
          <table:table-cell office:value-type="float" office:value="0.827354250091414">
            <text:p>0.8273542501</text:p>
          </table:table-cell>
          <table:table-cell office:value-type="float" office:value="1.07882034052046">
            <text:p>1.0788203405</text:p>
          </table:table-cell>
          <table:table-cell table:formula="of:=[results_4_CORES_PC_BY_RANGE.B20]-[results_4_CORES_PC_BY_RANGE.A20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942383197164">
            <text:p>1.1942383197</text:p>
          </table:table-cell>
          <table:table-cell office:value-type="float" office:value="0.284880281643893">
            <text:p>0.2848802816</text:p>
          </table:table-cell>
          <table:table-cell office:value-type="float" office:value="0.852876299425821">
            <text:p>0.8528762994</text:p>
          </table:table-cell>
          <table:table-cell office:value-type="float" office:value="0.93658851333733">
            <text:p>0.9365885133</text:p>
          </table:table-cell>
          <table:table-cell table:formula="of:=[results_4_CORES_PC_BY_RANGE.B21]-[results_4_CORES_PC_BY_RANGE.A21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34082804849695">
            <text:p>2.3408280485</text:p>
          </table:table-cell>
          <table:table-cell office:value-type="float" office:value="0.506817026422834">
            <text:p>0.5068170264</text:p>
          </table:table-cell>
          <table:table-cell office:value-type="float" office:value="0.908270200247853">
            <text:p>0.9082702002</text:p>
          </table:table-cell>
          <table:table-cell office:value-type="float" office:value="1.86560051775865">
            <text:p>1.8656005178</text:p>
          </table:table-cell>
          <table:table-cell table:formula="of:=[results_4_CORES_PC_BY_RANGE.B22]-[results_4_CORES_PC_BY_RANGE.A22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12537693151669">
            <text:p>2.1253769315</text:p>
          </table:table-cell>
          <table:table-cell office:value-type="float" office:value="0.416007445058092">
            <text:p>0.4160074451</text:p>
          </table:table-cell>
          <table:table-cell office:value-type="float" office:value="0.963233114508212">
            <text:p>0.9632331145</text:p>
          </table:table-cell>
          <table:table-cell office:value-type="float" office:value="2.21997406075559">
            <text:p>2.2199740608</text:p>
          </table:table-cell>
          <table:table-cell table:formula="of:=[results_4_CORES_PC_BY_RANGE.B23]-[results_4_CORES_PC_BY_RANGE.A23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9345472124502">
            <text:p>3.2934547212</text:p>
          </table:table-cell>
          <table:table-cell office:value-type="float" office:value="0.595493680828014">
            <text:p>0.5954936808</text:p>
          </table:table-cell>
          <table:table-cell office:value-type="float" office:value="0.957305168985307">
            <text:p>0.957305169</text:p>
          </table:table-cell>
          <table:table-cell office:value-type="float" office:value="2.25929259799068">
            <text:p>2.259292598</text:p>
          </table:table-cell>
          <table:table-cell table:formula="of:=[results_4_CORES_PC_BY_RANGE.B24]-[results_4_CORES_PC_BY_RANGE.A24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36878859165769">
            <text:p>3.3687885917</text:p>
          </table:table-cell>
          <table:table-cell office:value-type="float" office:value="0.615754194603711">
            <text:p>0.6157541946</text:p>
          </table:table-cell>
          <table:table-cell office:value-type="float" office:value="0.957900048972893">
            <text:p>0.957900049</text:p>
          </table:table-cell>
          <table:table-cell office:value-type="float" office:value="2.59486671421451">
            <text:p>2.5948667142</text:p>
          </table:table-cell>
          <table:table-cell table:formula="of:=[results_4_CORES_PC_BY_RANGE.B25]-[results_4_CORES_PC_BY_RANGE.A25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3199327762804">
            <text:p>3.2319932776</text:p>
          </table:table-cell>
          <table:table-cell office:value-type="float" office:value="0.62426308456654">
            <text:p>0.6242630846</text:p>
          </table:table-cell>
          <table:table-cell office:value-type="float" office:value="0.966778684253309">
            <text:p>0.9667786843</text:p>
          </table:table-cell>
          <table:table-cell office:value-type="float" office:value="2.05114443500221">
            <text:p>2.051144435</text:p>
          </table:table-cell>
          <table:table-cell table:formula="of:=[results_4_CORES_PC_BY_RANGE.B26]-[results_4_CORES_PC_BY_RANGE.A26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25856013595765">
            <text:p>2.258560136</text:p>
          </table:table-cell>
          <table:table-cell office:value-type="float" office:value="0.513285155786473">
            <text:p>0.5132851558</text:p>
          </table:table-cell>
          <table:table-cell office:value-type="float" office:value="0.926996046717678">
            <text:p>0.9269960467</text:p>
          </table:table-cell>
          <table:table-cell office:value-type="float" office:value="2.00647246703551">
            <text:p>2.006472467</text:p>
          </table:table-cell>
          <table:table-cell table:formula="of:=[results_4_CORES_PC_BY_RANGE.B27]-[results_4_CORES_PC_BY_RANGE.A27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41594816480149">
            <text:p>3.4159481648</text:p>
          </table:table-cell>
          <table:table-cell office:value-type="float" office:value="0.434204296449497">
            <text:p>0.4342042964</text:p>
          </table:table-cell>
          <table:table-cell office:value-type="float" office:value="0.977496539253157">
            <text:p>0.9774965393</text:p>
          </table:table-cell>
          <table:table-cell office:value-type="float" office:value="1.64506165980597">
            <text:p>1.6450616598</text:p>
          </table:table-cell>
          <table:table-cell table:formula="of:=[results_4_CORES_PC_BY_RANGE.B28]-[results_4_CORES_PC_BY_RANGE.A28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1390180567078">
            <text:p>3.1390180567</text:p>
          </table:table-cell>
          <table:table-cell office:value-type="float" office:value="0.6127443749428">
            <text:p>0.6127443749</text:p>
          </table:table-cell>
          <table:table-cell office:value-type="float" office:value="0.958686745814376">
            <text:p>0.9586867458</text:p>
          </table:table-cell>
          <table:table-cell office:value-type="float" office:value="2.24669280899428">
            <text:p>2.246692809</text:p>
          </table:table-cell>
          <table:table-cell table:formula="of:=[results_4_CORES_PC_BY_RANGE.B29]-[results_4_CORES_PC_BY_RANGE.A29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51202542982907">
            <text:p>3.5120254298</text:p>
          </table:table-cell>
          <table:table-cell office:value-type="float" office:value="0.644250985162967">
            <text:p>0.6442509852</text:p>
          </table:table-cell>
          <table:table-cell office:value-type="float" office:value="0.991885104987415">
            <text:p>0.991885105</text:p>
          </table:table-cell>
          <table:table-cell office:value-type="float" office:value="2.71182824039506">
            <text:p>2.7118282404</text:p>
          </table:table-cell>
          <table:table-cell table:formula="of:=[results_4_CORES_PC_BY_RANGE.B30]-[results_4_CORES_PC_BY_RANGE.A30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1407259420502">
            <text:p>3.2140725942</text:p>
          </table:table-cell>
          <table:table-cell office:value-type="float" office:value="0.620134669650637">
            <text:p>0.6201346697</text:p>
          </table:table-cell>
          <table:table-cell office:value-type="float" office:value="0.95131081254867">
            <text:p>0.9513108125</text:p>
          </table:table-cell>
          <table:table-cell office:value-type="float" office:value="2.21784359864168">
            <text:p>2.2178435986</text:p>
          </table:table-cell>
          <table:table-cell table:formula="of:=[results_4_CORES_PC_BY_RANGE.B31]-[results_4_CORES_PC_BY_RANGE.A31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4.45191533114135">
            <text:p>4.4519153311</text:p>
          </table:table-cell>
          <table:table-cell office:value-type="float" office:value="1.27831021240979">
            <text:p>1.2783102124</text:p>
          </table:table-cell>
          <table:table-cell office:value-type="float" office:value="1.00637980217634">
            <text:p>1.0063798022</text:p>
          </table:table-cell>
          <table:table-cell office:value-type="float" office:value="1.3220460761432">
            <text:p>1.3220460761</text:p>
          </table:table-cell>
          <table:table-cell table:formula="of:=[results_4_CORES_PC_BY_RANGE.B32]-[results_4_CORES_PC_BY_RANGE.A32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85692766200181">
            <text:p>3.856927662</text:p>
          </table:table-cell>
          <table:table-cell office:value-type="float" office:value="1.26023220291024">
            <text:p>1.2602322029</text:p>
          </table:table-cell>
          <table:table-cell office:value-type="float" office:value="0.970579023812143">
            <text:p>0.9705790238</text:p>
          </table:table-cell>
          <table:table-cell office:value-type="float" office:value="3.52391932573326">
            <text:p>3.5239193257</text:p>
          </table:table-cell>
          <table:table-cell table:formula="of:=[results_4_CORES_PC_BY_RANGE.B33]-[results_4_CORES_PC_BY_RANGE.A33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929500788838">
            <text:p>3.7929500789</text:p>
          </table:table-cell>
          <table:table-cell office:value-type="float" office:value="1.15901402114953">
            <text:p>1.1590140211</text:p>
          </table:table-cell>
          <table:table-cell office:value-type="float" office:value="0.950371927534812">
            <text:p>0.9503719275</text:p>
          </table:table-cell>
          <table:table-cell office:value-type="float" office:value="3.25859408344924">
            <text:p>3.2585940834</text:p>
          </table:table-cell>
          <table:table-cell table:formula="of:=[results_4_CORES_PC_BY_RANGE.B34]-[results_4_CORES_PC_BY_RANGE.A34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7061927413842">
            <text:p>3.7706192741</text:p>
          </table:table-cell>
          <table:table-cell office:value-type="float" office:value="1.22387596212216">
            <text:p>1.2238759621</text:p>
          </table:table-cell>
          <table:table-cell office:value-type="float" office:value="0.918147700163535">
            <text:p>0.9181477002</text:p>
          </table:table-cell>
          <table:table-cell office:value-type="float" office:value="3.35587667383976">
            <text:p>3.3558766738</text:p>
          </table:table-cell>
          <table:table-cell table:formula="of:=[results_4_CORES_PC_BY_RANGE.B35]-[results_4_CORES_PC_BY_RANGE.A35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9427198695452">
            <text:p>3.794271987</text:p>
          </table:table-cell>
          <table:table-cell office:value-type="float" office:value="1.382822903371">
            <text:p>1.3828229034</text:p>
          </table:table-cell>
          <table:table-cell office:value-type="float" office:value="0.959746073637304">
            <text:p>0.9597460736</text:p>
          </table:table-cell>
          <table:table-cell office:value-type="float" office:value="3.44834813659218">
            <text:p>3.4483481366</text:p>
          </table:table-cell>
          <table:table-cell table:formula="of:=[results_4_CORES_PC_BY_RANGE.B36]-[results_4_CORES_PC_BY_RANGE.A36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450663569301">
            <text:p>3.5145066357</text:p>
          </table:table-cell>
          <table:table-cell office:value-type="float" office:value="1.42108294105104">
            <text:p>1.4210829411</text:p>
          </table:table-cell>
          <table:table-cell office:value-type="float" office:value="0.985529533696066">
            <text:p>0.9855295337</text:p>
          </table:table-cell>
          <table:table-cell office:value-type="float" office:value="3.07374911830076">
            <text:p>3.0737491183</text:p>
          </table:table-cell>
          <table:table-cell table:formula="of:=[results_4_CORES_PC_BY_RANGE.B37]-[results_4_CORES_PC_BY_RANGE.A3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972981387055">
            <text:p>3.5197298139</text:p>
          </table:table-cell>
          <table:table-cell office:value-type="float" office:value="1.67168296081097">
            <text:p>1.6716829608</text:p>
          </table:table-cell>
          <table:table-cell office:value-type="float" office:value="0.967841017516347">
            <text:p>0.9678410175</text:p>
          </table:table-cell>
          <table:table-cell office:value-type="float" office:value="3.20553482897999">
            <text:p>3.205534829</text:p>
          </table:table-cell>
          <table:table-cell table:formula="of:=[results_4_CORES_PC_BY_RANGE.B38]-[results_4_CORES_PC_BY_RANGE.A3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2406579566638">
            <text:p>3.6240657957</text:p>
          </table:table-cell>
          <table:table-cell office:value-type="float" office:value="0.745356153142969">
            <text:p>0.7453561531</text:p>
          </table:table-cell>
          <table:table-cell office:value-type="float" office:value="0.978514607340417">
            <text:p>0.9785146073</text:p>
          </table:table-cell>
          <table:table-cell office:value-type="float" office:value="3.19218175284718">
            <text:p>3.1921817528</text:p>
          </table:table-cell>
          <table:table-cell table:formula="of:=[results_4_CORES_PC_BY_RANGE.B39]-[results_4_CORES_PC_BY_RANGE.A3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482637168826">
            <text:p>3.6148263717</text:p>
          </table:table-cell>
          <table:table-cell office:value-type="float" office:value="1.57208109579453">
            <text:p>1.5720810958</text:p>
          </table:table-cell>
          <table:table-cell office:value-type="float" office:value="0.955582479115127">
            <text:p>0.9555824791</text:p>
          </table:table-cell>
          <table:table-cell office:value-type="float" office:value="3.20333420142824">
            <text:p>3.2033342014</text:p>
          </table:table-cell>
          <table:table-cell table:formula="of:=[results_4_CORES_PC_BY_RANGE.B40]-[results_4_CORES_PC_BY_RANGE.A4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981514936615">
            <text:p>3.6198151494</text:p>
          </table:table-cell>
          <table:table-cell office:value-type="float" office:value="1.5237399529559">
            <text:p>1.523739953</text:p>
          </table:table-cell>
          <table:table-cell office:value-type="float" office:value="0.976732051740092">
            <text:p>0.9767320517</text:p>
          </table:table-cell>
          <table:table-cell office:value-type="float" office:value="3.14893750756082">
            <text:p>3.1489375076</text:p>
          </table:table-cell>
          <table:table-cell table:formula="of:=[results_4_CORES_PC_BY_RANGE.B41]-[results_4_CORES_PC_BY_RANGE.A4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776198652042">
            <text:p>3.5177619865</text:p>
          </table:table-cell>
          <table:table-cell office:value-type="float" office:value="1.31203254205465">
            <text:p>1.3120325421</text:p>
          </table:table-cell>
          <table:table-cell office:value-type="float" office:value="0.98201650192736">
            <text:p>0.9820165019</text:p>
          </table:table-cell>
          <table:table-cell office:value-type="float" office:value="3.07962901579625">
            <text:p>3.0796290158</text:p>
          </table:table-cell>
          <table:table-cell table:formula="of:=[results_4_CORES_PC_BY_RANGE.B42]-[results_4_CORES_PC_BY_RANGE.A4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8829251868127">
            <text:p>3.5882925187</text:p>
          </table:table-cell>
          <table:table-cell office:value-type="float" office:value="1.58788133111121">
            <text:p>1.5878813311</text:p>
          </table:table-cell>
          <table:table-cell office:value-type="float" office:value="0.988058454588013">
            <text:p>0.9880584546</text:p>
          </table:table-cell>
          <table:table-cell office:value-type="float" office:value="3.0785928230919">
            <text:p>3.0785928231</text:p>
          </table:table-cell>
          <table:table-cell table:formula="of:=[results_4_CORES_PC_BY_RANGE.B43]-[results_4_CORES_PC_BY_RANGE.A4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646254927955">
            <text:p>3.6164625493</text:p>
          </table:table-cell>
          <table:table-cell office:value-type="float" office:value="1.40881221768582">
            <text:p>1.4088122177</text:p>
          </table:table-cell>
          <table:table-cell office:value-type="float" office:value="0.98032637674694">
            <text:p>0.9803263767</text:p>
          </table:table-cell>
          <table:table-cell office:value-type="float" office:value="3.17659233977977">
            <text:p>3.1765923398</text:p>
          </table:table-cell>
          <table:table-cell table:formula="of:=[results_4_CORES_PC_BY_RANGE.B44]-[results_4_CORES_PC_BY_RANGE.A4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8288770595811">
            <text:p>3.582887706</text:p>
          </table:table-cell>
          <table:table-cell office:value-type="float" office:value="0.749203994509336">
            <text:p>0.7492039945</text:p>
          </table:table-cell>
          <table:table-cell office:value-type="float" office:value="0.978020569705958">
            <text:p>0.9780205697</text:p>
          </table:table-cell>
          <table:table-cell office:value-type="float" office:value="3.17058664513845">
            <text:p>3.1705866451</text:p>
          </table:table-cell>
          <table:table-cell table:formula="of:=[results_4_CORES_PC_BY_RANGE.B45]-[results_4_CORES_PC_BY_RANGE.A4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3320060573816">
            <text:p>3.6332006057</text:p>
          </table:table-cell>
          <table:table-cell office:value-type="float" office:value="1.66477450406919">
            <text:p>1.6647745041</text:p>
          </table:table-cell>
          <table:table-cell office:value-type="float" office:value="0.983058501593553">
            <text:p>0.9830585016</text:p>
          </table:table-cell>
          <table:table-cell office:value-type="float" office:value="3.23337179015209">
            <text:p>3.2333717902</text:p>
          </table:table-cell>
          <table:table-cell table:formula="of:=[results_4_CORES_PC_BY_RANGE.B46]-[results_4_CORES_PC_BY_RANGE.A4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36265360224593">
            <text:p>3.3626536022</text:p>
          </table:table-cell>
          <table:table-cell office:value-type="float" office:value="3.26707037622997">
            <text:p>3.2670703762</text:p>
          </table:table-cell>
          <table:table-cell office:value-type="float" office:value="0.991573219349148">
            <text:p>0.9915732193</text:p>
          </table:table-cell>
          <table:table-cell office:value-type="float" office:value="3.24668099280192">
            <text:p>3.2466809928</text:p>
          </table:table-cell>
          <table:table-cell table:formula="of:=[results_4_CORES_PC_BY_RANGE.B47]-[results_4_CORES_PC_BY_RANGE.A4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2386024770629">
            <text:p>3.6238602477</text:p>
          </table:table-cell>
          <table:table-cell office:value-type="float" office:value="3.45283726283157">
            <text:p>3.4528372628</text:p>
          </table:table-cell>
          <table:table-cell office:value-type="float" office:value="0.993757194185281">
            <text:p>0.9937571942</text:p>
          </table:table-cell>
          <table:table-cell office:value-type="float" office:value="3.25773137366181">
            <text:p>3.2577313737</text:p>
          </table:table-cell>
          <table:table-cell table:formula="of:=[results_4_CORES_PC_BY_RANGE.B48]-[results_4_CORES_PC_BY_RANGE.A4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4352223651153">
            <text:p>3.6435222365</text:p>
          </table:table-cell>
          <table:table-cell office:value-type="float" office:value="3.64352335306092">
            <text:p>3.6435233531</text:p>
          </table:table-cell>
          <table:table-cell office:value-type="float" office:value="1.02452414210133">
            <text:p>1.0245241421</text:p>
          </table:table-cell>
          <table:table-cell office:value-type="float" office:value="3.29718401846218">
            <text:p>3.2971840185</text:p>
          </table:table-cell>
          <table:table-cell table:formula="of:=[results_4_CORES_PC_BY_RANGE.B49]-[results_4_CORES_PC_BY_RANGE.A4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8712373831787">
            <text:p>3.6871237383</text:p>
          </table:table-cell>
          <table:table-cell office:value-type="float" office:value="3.75050507665791">
            <text:p>3.7505050767</text:p>
          </table:table-cell>
          <table:table-cell office:value-type="float" office:value="1.02772211250967">
            <text:p>1.0277221125</text:p>
          </table:table-cell>
          <table:table-cell office:value-type="float" office:value="3.27718869160252">
            <text:p>3.2771886916</text:p>
          </table:table-cell>
          <table:table-cell table:formula="of:=[results_4_CORES_PC_BY_RANGE.B50]-[results_4_CORES_PC_BY_RANGE.A5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71674477590171">
            <text:p>3.7167447759</text:p>
          </table:table-cell>
          <table:table-cell office:value-type="float" office:value="3.79723394773986">
            <text:p>3.7972339477</text:p>
          </table:table-cell>
          <table:table-cell office:value-type="float" office:value="1.03037326213772">
            <text:p>1.0303732621</text:p>
          </table:table-cell>
          <table:table-cell office:value-type="float" office:value="3.35437036642961">
            <text:p>3.3543703664</text:p>
          </table:table-cell>
          <table:table-cell table:formula="of:=[results_4_CORES_PC_BY_RANGE.B51]-[results_4_CORES_PC_BY_RANGE.A5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481131492805">
            <text:p>3.7481131493</text:p>
          </table:table-cell>
          <table:table-cell office:value-type="float" office:value="1.74710896882831">
            <text:p>1.7471089688</text:p>
          </table:table-cell>
          <table:table-cell office:value-type="float" office:value="0.999592546243921">
            <text:p>0.9995925462</text:p>
          </table:table-cell>
          <table:table-cell office:value-type="float" office:value="3.26607448904992">
            <text:p>3.266074489</text:p>
          </table:table-cell>
          <table:table-cell table:formula="of:=[results_4_CORES_PC_BY_RANGE.B52]-[results_4_CORES_PC_BY_RANGE.A52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959507771055">
            <text:p>3.6959507771</text:p>
          </table:table-cell>
          <table:table-cell office:value-type="float" office:value="2.17780349649218">
            <text:p>2.1778034965</text:p>
          </table:table-cell>
          <table:table-cell office:value-type="float" office:value="0.995090800719152">
            <text:p>0.9950908007</text:p>
          </table:table-cell>
          <table:table-cell office:value-type="float" office:value="2.47059020631786">
            <text:p>2.4705902063</text:p>
          </table:table-cell>
          <table:table-cell table:formula="of:=[results_4_CORES_PC_BY_RANGE.B53]-[results_4_CORES_PC_BY_RANGE.A53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9299681796586">
            <text:p>3.692996818</text:p>
          </table:table-cell>
          <table:table-cell office:value-type="float" office:value="1.91798599220614">
            <text:p>1.9179859922</text:p>
          </table:table-cell>
          <table:table-cell office:value-type="float" office:value="0.989141439730902">
            <text:p>0.9891414397</text:p>
          </table:table-cell>
          <table:table-cell office:value-type="float" office:value="2.47629967834862">
            <text:p>2.4762996783</text:p>
          </table:table-cell>
          <table:table-cell table:formula="of:=[results_4_CORES_PC_BY_RANGE.B54]-[results_4_CORES_PC_BY_RANGE.A54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8501714741071">
            <text:p>3.6850171474</text:p>
          </table:table-cell>
          <table:table-cell office:value-type="float" office:value="1.6344819836238">
            <text:p>1.6344819836</text:p>
          </table:table-cell>
          <table:table-cell office:value-type="float" office:value="0.999603463635053">
            <text:p>0.9996034636</text:p>
          </table:table-cell>
          <table:table-cell office:value-type="float" office:value="3.16064105114775">
            <text:p>3.1606410511</text:p>
          </table:table-cell>
          <table:table-cell table:formula="of:=[results_4_CORES_PC_BY_RANGE.B55]-[results_4_CORES_PC_BY_RANGE.A55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14101618924135">
            <text:p>3.1410161892</text:p>
          </table:table-cell>
          <table:table-cell office:value-type="float" office:value="1.47126648299919">
            <text:p>1.471266483</text:p>
          </table:table-cell>
          <table:table-cell office:value-type="float" office:value="1.00692284414859">
            <text:p>1.0069228441</text:p>
          </table:table-cell>
          <table:table-cell office:value-type="float" office:value="3.1612350066504">
            <text:p>3.1612350067</text:p>
          </table:table-cell>
          <table:table-cell table:formula="of:=[results_4_CORES_PC_BY_RANGE.B56]-[results_4_CORES_PC_BY_RANGE.A56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2330146436589">
            <text:p>3.7233014644</text:p>
          </table:table-cell>
          <table:table-cell office:value-type="float" office:value="1.86687082997325">
            <text:p>1.86687083</text:p>
          </table:table-cell>
          <table:table-cell office:value-type="float" office:value="0.989056197576635">
            <text:p>0.9890561976</text:p>
          </table:table-cell>
          <table:table-cell office:value-type="float" office:value="3.17254996279799">
            <text:p>3.1725499628</text:p>
          </table:table-cell>
          <table:table-cell table:formula="of:=[results_4_CORES_PC_BY_RANGE.B57]-[results_4_CORES_PC_BY_RANGE.A57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1673811269338">
            <text:p>3.7167381127</text:p>
          </table:table-cell>
          <table:table-cell office:value-type="float" office:value="2.27785538175007">
            <text:p>2.2778553818</text:p>
          </table:table-cell>
          <table:table-cell office:value-type="float" office:value="0.99431670881784">
            <text:p>0.9943167088</text:p>
          </table:table-cell>
          <table:table-cell office:value-type="float" office:value="3.1292594253021">
            <text:p>3.1292594253</text:p>
          </table:table-cell>
          <table:table-cell table:formula="of:=[results_4_CORES_PC_BY_RANGE.B58]-[results_4_CORES_PC_BY_RANGE.A58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4572771546478">
            <text:p>3.6457277155</text:p>
          </table:table-cell>
          <table:table-cell office:value-type="float" office:value="2.40308630091509">
            <text:p>2.4030863009</text:p>
          </table:table-cell>
          <table:table-cell office:value-type="float" office:value="0.994768397055367">
            <text:p>0.9947683971</text:p>
          </table:table-cell>
          <table:table-cell office:value-type="float" office:value="2.91126184530285">
            <text:p>2.9112618453</text:p>
          </table:table-cell>
          <table:table-cell table:formula="of:=[results_4_CORES_PC_BY_RANGE.B59]-[results_4_CORES_PC_BY_RANGE.A59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36528586346865">
            <text:p>3.3652858635</text:p>
          </table:table-cell>
          <table:table-cell office:value-type="float" office:value="2.37522561507267">
            <text:p>2.3752256151</text:p>
          </table:table-cell>
          <table:table-cell office:value-type="float" office:value="0.99114540606973">
            <text:p>0.9911454061</text:p>
          </table:table-cell>
          <table:table-cell office:value-type="float" office:value="3.06292063336163">
            <text:p>3.0629206334</text:p>
          </table:table-cell>
          <table:table-cell table:formula="of:=[results_4_CORES_PC_BY_RANGE.B60]-[results_4_CORES_PC_BY_RANGE.A60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2590511473606">
            <text:p>3.7259051147</text:p>
          </table:table-cell>
          <table:table-cell office:value-type="float" office:value="2.30516075499747">
            <text:p>2.305160755</text:p>
          </table:table-cell>
          <table:table-cell office:value-type="float" office:value="0.986125471920832">
            <text:p>0.9861254719</text:p>
          </table:table-cell>
          <table:table-cell office:value-type="float" office:value="3.02571122617151">
            <text:p>3.0257112262</text:p>
          </table:table-cell>
          <table:table-cell table:formula="of:=[results_4_CORES_PC_BY_RANGE.B61]-[results_4_CORES_PC_BY_RANGE.A61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36205588265813">
            <text:p>3.3620558827</text:p>
          </table:table-cell>
          <table:table-cell office:value-type="float" office:value="1.04624323394355">
            <text:p>1.0462432339</text:p>
          </table:table-cell>
          <table:table-cell office:value-type="float" office:value="0.993858044128269">
            <text:p>0.9938580441</text:p>
          </table:table-cell>
          <table:table-cell office:value-type="float" office:value="2.03482366343022">
            <text:p>2.0348236634</text:p>
          </table:table-cell>
          <table:table-cell table:formula="of:=[results_4_CORES_PC_BY_RANGE.B62]-[results_4_CORES_PC_BY_RANGE.A62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38276193711523">
            <text:p>3.3827619371</text:p>
          </table:table-cell>
          <table:table-cell office:value-type="float" office:value="1.33455149319991">
            <text:p>1.3345514932</text:p>
          </table:table-cell>
          <table:table-cell office:value-type="float" office:value="0.988384200153786">
            <text:p>0.9883842002</text:p>
          </table:table-cell>
          <table:table-cell office:value-type="float" office:value="3.11808047361483">
            <text:p>3.1180804736</text:p>
          </table:table-cell>
          <table:table-cell table:formula="of:=[results_4_CORES_PC_BY_RANGE.B63]-[results_4_CORES_PC_BY_RANGE.A63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41224135361828">
            <text:p>3.4122413536</text:p>
          </table:table-cell>
          <table:table-cell office:value-type="float" office:value="1.73552972442253">
            <text:p>1.7355297244</text:p>
          </table:table-cell>
          <table:table-cell office:value-type="float" office:value="0.958752681763426">
            <text:p>0.9587526818</text:p>
          </table:table-cell>
          <table:table-cell office:value-type="float" office:value="3.06500454860269">
            <text:p>3.0650045486</text:p>
          </table:table-cell>
          <table:table-cell table:formula="of:=[results_4_CORES_PC_BY_RANGE.B64]-[results_4_CORES_PC_BY_RANGE.A64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24370672624882">
            <text:p>3.2437067262</text:p>
          </table:table-cell>
          <table:table-cell office:value-type="float" office:value="1.87117447590789">
            <text:p>1.8711744759</text:p>
          </table:table-cell>
          <table:table-cell office:value-type="float" office:value="0.952584621776668">
            <text:p>0.9525846218</text:p>
          </table:table-cell>
          <table:table-cell office:value-type="float" office:value="3.0289280726914">
            <text:p>3.0289280727</text:p>
          </table:table-cell>
          <table:table-cell table:formula="of:=[results_4_CORES_PC_BY_RANGE.B65]-[results_4_CORES_PC_BY_RANGE.A65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46982983396361">
            <text:p>3.469829834</text:p>
          </table:table-cell>
          <table:table-cell office:value-type="float" office:value="2.4707166333868">
            <text:p>2.4707166334</text:p>
          </table:table-cell>
          <table:table-cell office:value-type="float" office:value="0.946710912432316">
            <text:p>0.9467109124</text:p>
          </table:table-cell>
          <table:table-cell office:value-type="float" office:value="3.06948070520916">
            <text:p>3.0694807052</text:p>
          </table:table-cell>
          <table:table-cell table:formula="of:=[results_4_CORES_PC_BY_RANGE.B66]-[results_4_CORES_PC_BY_RANGE.A66]" office:value-type="float" office:value="12000000">
            <text:p>12000000</text:p>
          </table:table-cell>
          <table:table-cell table:number-columns-repeated="4"/>
        </table:table-row>
      </table:table>
      <table:table table:name="results_4_CORES_PC_BY_END_VAL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TART VALUE</text:p>
          </table:table-cell>
          <table:table-cell office:value-type="string">
            <text:p><text:s/>END VALUE</text:p>
          </table:table-cell>
          <table:table-cell office:value-type="string">
            <text:p><text:s/>NC/MT ratio</text:p>
          </table:table-cell>
          <table:table-cell office:value-type="string">
            <text:p><text:s/>NC/TP ratio</text:p>
          </table:table-cell>
          <table:table-cell office:value-type="string">
            <text:p><text:s/>NC/SS ratio</text:p>
          </table:table-cell>
          <table:table-cell office:value-type="string">
            <text:p><text:s/>NC/PS ratio</text:p>
          </table:table-cell>
          <table:table-cell office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3.37763949811282">
            <text:p>3.3776394981</text:p>
          </table:table-cell>
          <table:table-cell office:value-type="float" office:value="0.31913371996192">
            <text:p>0.31913372</text:p>
          </table:table-cell>
          <table:table-cell office:value-type="float" office:value="0.0279299641015904">
            <text:p>0.0279299641</text:p>
          </table:table-cell>
          <table:table-cell office:value-type="float" office:value="0.0341467726901391">
            <text:p>0.0341467727</text:p>
          </table:table-cell>
          <table:table-cell table:formula="of:=[results_4_CORES_PC_BY_END_VALUE.B2]-[results_4_CORES_PC_BY_END_VALUE.A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320807278546661">
            <text:p>0.3208072785</text:p>
          </table:table-cell>
          <table:table-cell office:value-type="float" office:value="0.0553337346934139">
            <text:p>0.0553337347</text:p>
          </table:table-cell>
          <table:table-cell office:value-type="float" office:value="0.286081339010424">
            <text:p>0.286081339</text:p>
          </table:table-cell>
          <table:table-cell office:value-type="float" office:value="0.252846387222855">
            <text:p>0.2528463872</text:p>
          </table:table-cell>
          <table:table-cell table:formula="of:=[results_4_CORES_PC_BY_END_VALUE.B3]-[results_4_CORES_PC_BY_END_VALUE.A3]" office:value-type="float" office:value="1000">
            <text:p>1000</text:p>
          </table:table-cell>
          <table:table-cell>
            <draw:frame table:end-cell-address="results_4_CORES_PC_BY_END_VALUE.K30" table:end-x="0.974cm" table:end-y="0.426cm" draw:z-index="0" draw:style-name="gr1" draw:text-style-name="P1" svg:width="23.466cm" svg:height="12.539cm" svg:x="1.502cm" svg:y="0.081cm">
              <draw:object draw:notify-on-update-of-ranges="results_4_CORES_PC_BY_END_VALUE.B1:results_4_CORES_PC_BY_END_VALUE.B1 results_4_CORES_PC_BY_END_VALUE.B2:results_4_CORES_PC_BY_END_VALUE.B66 results_4_CORES_PC_BY_END_VALUE.C1:results_4_CORES_PC_BY_END_VALUE.C1 results_4_CORES_PC_BY_END_VALUE.C2:results_4_CORES_PC_BY_END_VALUE.C66 results_4_CORES_PC_BY_END_VALUE.D1:results_4_CORES_PC_BY_END_VALUE.D1 results_4_CORES_PC_BY_END_VALUE.D2:results_4_CORES_PC_BY_END_VALUE.D66 results_4_CORES_PC_BY_END_VALUE.E1:results_4_CORES_PC_BY_END_VALUE.E1 results_4_CORES_PC_BY_END_VALUE.E2:results_4_CORES_PC_BY_END_VALUE.E66 results_4_CORES_PC_BY_END_VALUE.F1:results_4_CORES_PC_BY_END_VALUE.F1 results_4_CORES_PC_BY_END_VALUE.F2:results_4_CORES_PC_BY_END_VALUE.F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39644042944061">
            <text:p>0.2396440429</text:p>
          </table:table-cell>
          <table:table-cell office:value-type="float" office:value="0.0686244132407067">
            <text:p>0.0686244132</text:p>
          </table:table-cell>
          <table:table-cell office:value-type="float" office:value="0.357876720948378">
            <text:p>0.3578767209</text:p>
          </table:table-cell>
          <table:table-cell office:value-type="float" office:value="0.172952853598015">
            <text:p>0.1729528536</text:p>
          </table:table-cell>
          <table:table-cell table:formula="of:=[results_4_CORES_PC_BY_END_VALUE.B4]-[results_4_CORES_PC_BY_END_VALUE.A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96722643401861">
            <text:p>0.1967226434</text:p>
          </table:table-cell>
          <table:table-cell office:value-type="float" office:value="0.0678354335972671">
            <text:p>0.0678354336</text:p>
          </table:table-cell>
          <table:table-cell office:value-type="float" office:value="0.394739209138642">
            <text:p>0.3947392091</text:p>
          </table:table-cell>
          <table:table-cell office:value-type="float" office:value="0.194176126543423">
            <text:p>0.1941761265</text:p>
          </table:table-cell>
          <table:table-cell table:formula="of:=[results_4_CORES_PC_BY_END_VALUE.B5]-[results_4_CORES_PC_BY_END_VALUE.A5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25326921669282">
            <text:p>0.2253269217</text:p>
          </table:table-cell>
          <table:table-cell office:value-type="float" office:value="0.0730458969070889">
            <text:p>0.0730458969</text:p>
          </table:table-cell>
          <table:table-cell office:value-type="float" office:value="0.398684603213037">
            <text:p>0.3986846032</text:p>
          </table:table-cell>
          <table:table-cell office:value-type="float" office:value="0.200000564957388">
            <text:p>0.200000565</text:p>
          </table:table-cell>
          <table:table-cell table:formula="of:=[results_4_CORES_PC_BY_END_VALUE.B6]-[results_4_CORES_PC_BY_END_VALUE.A6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1.75872390212872">
            <text:p>1.7587239021</text:p>
          </table:table-cell>
          <table:table-cell office:value-type="float" office:value="0.253959164780218">
            <text:p>0.2539591648</text:p>
          </table:table-cell>
          <table:table-cell office:value-type="float" office:value="0.0243931708858149">
            <text:p>0.0243931709</text:p>
          </table:table-cell>
          <table:table-cell office:value-type="float" office:value="0.0237393551812934">
            <text:p>0.0237393552</text:p>
          </table:table-cell>
          <table:table-cell table:formula="of:=[results_4_CORES_PC_BY_END_VALUE.B7]-[results_4_CORES_PC_BY_END_VALUE.A7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17272687725665">
            <text:p>0.2172726877</text:p>
          </table:table-cell>
          <table:table-cell office:value-type="float" office:value="0.0414930717298927">
            <text:p>0.0414930717</text:p>
          </table:table-cell>
          <table:table-cell office:value-type="float" office:value="0.250262166118474">
            <text:p>0.2502621661</text:p>
          </table:table-cell>
          <table:table-cell office:value-type="float" office:value="0.165512344071768">
            <text:p>0.1655123441</text:p>
          </table:table-cell>
          <table:table-cell table:formula="of:=[results_4_CORES_PC_BY_END_VALUE.B8]-[results_4_CORES_PC_BY_END_VALUE.A8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20710358594184">
            <text:p>0.2207103586</text:p>
          </table:table-cell>
          <table:table-cell office:value-type="float" office:value="0.0515819579595615">
            <text:p>0.051581958</text:p>
          </table:table-cell>
          <table:table-cell office:value-type="float" office:value="0.374426602484766">
            <text:p>0.3744266025</text:p>
          </table:table-cell>
          <table:table-cell office:value-type="float" office:value="0.192097249654822">
            <text:p>0.1920972497</text:p>
          </table:table-cell>
          <table:table-cell table:formula="of:=[results_4_CORES_PC_BY_END_VALUE.B9]-[results_4_CORES_PC_BY_END_VALUE.A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170696851518967">
            <text:p>0.1706968515</text:p>
          </table:table-cell>
          <table:table-cell office:value-type="float" office:value="0.0607173765092382">
            <text:p>0.0607173765</text:p>
          </table:table-cell>
          <table:table-cell office:value-type="float" office:value="0.328892813093087">
            <text:p>0.3288928131</text:p>
          </table:table-cell>
          <table:table-cell office:value-type="float" office:value="0.163466584628748">
            <text:p>0.1634665846</text:p>
          </table:table-cell>
          <table:table-cell table:formula="of:=[results_4_CORES_PC_BY_END_VALUE.B10]-[results_4_CORES_PC_BY_END_VALUE.A1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21039024560668">
            <text:p>0.2103902456</text:p>
          </table:table-cell>
          <table:table-cell office:value-type="float" office:value="0.0741735993143479">
            <text:p>0.0741735993</text:p>
          </table:table-cell>
          <table:table-cell office:value-type="float" office:value="0.425127366427033">
            <text:p>0.4251273664</text:p>
          </table:table-cell>
          <table:table-cell office:value-type="float" office:value="0.220730943690151">
            <text:p>0.2207309437</text:p>
          </table:table-cell>
          <table:table-cell table:formula="of:=[results_4_CORES_PC_BY_END_VALUE.B11]-[results_4_CORES_PC_BY_END_VALUE.A1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858815407385059">
            <text:p>0.8588154074</text:p>
          </table:table-cell>
          <table:table-cell office:value-type="float" office:value="0.158652262354947">
            <text:p>0.1586522624</text:p>
          </table:table-cell>
          <table:table-cell office:value-type="float" office:value="0.725508847327922">
            <text:p>0.7255088473</text:p>
          </table:table-cell>
          <table:table-cell office:value-type="float" office:value="0.512703430404058">
            <text:p>0.5127034304</text:p>
          </table:table-cell>
          <table:table-cell table:formula="of:=[results_4_CORES_PC_BY_END_VALUE.B12]-[results_4_CORES_PC_BY_END_VALUE.A12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20582730115218">
            <text:p>1.2058273012</text:p>
          </table:table-cell>
          <table:table-cell office:value-type="float" office:value="0.17365219228379">
            <text:p>0.1736521923</text:p>
          </table:table-cell>
          <table:table-cell office:value-type="float" office:value="0.823844340623404">
            <text:p>0.8238443406</text:p>
          </table:table-cell>
          <table:table-cell office:value-type="float" office:value="0.465417258203505">
            <text:p>0.4654172582</text:p>
          </table:table-cell>
          <table:table-cell table:formula="of:=[results_4_CORES_PC_BY_END_VALUE.B13]-[results_4_CORES_PC_BY_END_VALUE.A13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7696112686285">
            <text:p>1.1769611269</text:p>
          </table:table-cell>
          <table:table-cell office:value-type="float" office:value="0.262230755915468">
            <text:p>0.2622307559</text:p>
          </table:table-cell>
          <table:table-cell office:value-type="float" office:value="0.816759771625476">
            <text:p>0.8167597716</text:p>
          </table:table-cell>
          <table:table-cell office:value-type="float" office:value="0.747987943425605">
            <text:p>0.7479879434</text:p>
          </table:table-cell>
          <table:table-cell table:formula="of:=[results_4_CORES_PC_BY_END_VALUE.B14]-[results_4_CORES_PC_BY_END_VALUE.A14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51818063177">
            <text:p>1.1518180632</text:p>
          </table:table-cell>
          <table:table-cell office:value-type="float" office:value="0.196830896107985">
            <text:p>0.1968308961</text:p>
          </table:table-cell>
          <table:table-cell office:value-type="float" office:value="0.825228021042274">
            <text:p>0.825228021</text:p>
          </table:table-cell>
          <table:table-cell office:value-type="float" office:value="1.05029056286934">
            <text:p>1.0502905629</text:p>
          </table:table-cell>
          <table:table-cell table:formula="of:=[results_4_CORES_PC_BY_END_VALUE.B15]-[results_4_CORES_PC_BY_END_VALUE.A15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8851365118718">
            <text:p>1.1885136512</text:p>
          </table:table-cell>
          <table:table-cell office:value-type="float" office:value="0.269173536527056">
            <text:p>0.2691735365</text:p>
          </table:table-cell>
          <table:table-cell office:value-type="float" office:value="0.859399262403645">
            <text:p>0.8593992624</text:p>
          </table:table-cell>
          <table:table-cell office:value-type="float" office:value="0.878229009174052">
            <text:p>0.8782290092</text:p>
          </table:table-cell>
          <table:table-cell table:formula="of:=[results_4_CORES_PC_BY_END_VALUE.B16]-[results_4_CORES_PC_BY_END_VALUE.A16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0.766828060647766">
            <text:p>0.7668280606</text:p>
          </table:table-cell>
          <table:table-cell office:value-type="float" office:value="0.131619939996749">
            <text:p>0.13161994</text:p>
          </table:table-cell>
          <table:table-cell office:value-type="float" office:value="0.667895594159945">
            <text:p>0.6678955942</text:p>
          </table:table-cell>
          <table:table-cell office:value-type="float" office:value="0.566473385457349">
            <text:p>0.5664733855</text:p>
          </table:table-cell>
          <table:table-cell table:formula="of:=[results_4_CORES_PC_BY_END_VALUE.B17]-[results_4_CORES_PC_BY_END_VALUE.A17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8137133862967">
            <text:p>1.1813713386</text:p>
          </table:table-cell>
          <table:table-cell office:value-type="float" office:value="0.253831024491737">
            <text:p>0.2538310245</text:p>
          </table:table-cell>
          <table:table-cell office:value-type="float" office:value="0.805998556240318">
            <text:p>0.8059985562</text:p>
          </table:table-cell>
          <table:table-cell office:value-type="float" office:value="0.484615563654921">
            <text:p>0.4846155637</text:p>
          </table:table-cell>
          <table:table-cell table:formula="of:=[results_4_CORES_PC_BY_END_VALUE.B18]-[results_4_CORES_PC_BY_END_VALUE.A18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85941125552524">
            <text:p>1.8594112555</text:p>
          </table:table-cell>
          <table:table-cell office:value-type="float" office:value="0.245705538949045">
            <text:p>0.2457055389</text:p>
          </table:table-cell>
          <table:table-cell office:value-type="float" office:value="0.831074158169476">
            <text:p>0.8310741582</text:p>
          </table:table-cell>
          <table:table-cell office:value-type="float" office:value="0.799089241336194">
            <text:p>0.7990892413</text:p>
          </table:table-cell>
          <table:table-cell table:formula="of:=[results_4_CORES_PC_BY_END_VALUE.B19]-[results_4_CORES_PC_BY_END_VALUE.A19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20793560714979">
            <text:p>1.2079356071</text:p>
          </table:table-cell>
          <table:table-cell office:value-type="float" office:value="0.188525056571488">
            <text:p>0.1885250566</text:p>
          </table:table-cell>
          <table:table-cell office:value-type="float" office:value="0.827354250091414">
            <text:p>0.8273542501</text:p>
          </table:table-cell>
          <table:table-cell office:value-type="float" office:value="1.07882034052046">
            <text:p>1.0788203405</text:p>
          </table:table-cell>
          <table:table-cell table:formula="of:=[results_4_CORES_PC_BY_END_VALUE.B20]-[results_4_CORES_PC_BY_END_VALUE.A20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.1942383197164">
            <text:p>1.1942383197</text:p>
          </table:table-cell>
          <table:table-cell office:value-type="float" office:value="0.284880281643893">
            <text:p>0.2848802816</text:p>
          </table:table-cell>
          <table:table-cell office:value-type="float" office:value="0.852876299425821">
            <text:p>0.8528762994</text:p>
          </table:table-cell>
          <table:table-cell office:value-type="float" office:value="0.93658851333733">
            <text:p>0.9365885133</text:p>
          </table:table-cell>
          <table:table-cell table:formula="of:=[results_4_CORES_PC_BY_END_VALUE.B21]-[results_4_CORES_PC_BY_END_VALUE.A21]"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34082804849695">
            <text:p>2.3408280485</text:p>
          </table:table-cell>
          <table:table-cell office:value-type="float" office:value="0.506817026422834">
            <text:p>0.5068170264</text:p>
          </table:table-cell>
          <table:table-cell office:value-type="float" office:value="0.908270200247853">
            <text:p>0.9082702002</text:p>
          </table:table-cell>
          <table:table-cell office:value-type="float" office:value="1.86560051775865">
            <text:p>1.8656005178</text:p>
          </table:table-cell>
          <table:table-cell table:formula="of:=[results_4_CORES_PC_BY_END_VALUE.B22]-[results_4_CORES_PC_BY_END_VALUE.A22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12537693151669">
            <text:p>2.1253769315</text:p>
          </table:table-cell>
          <table:table-cell office:value-type="float" office:value="0.416007445058092">
            <text:p>0.4160074451</text:p>
          </table:table-cell>
          <table:table-cell office:value-type="float" office:value="0.963233114508212">
            <text:p>0.9632331145</text:p>
          </table:table-cell>
          <table:table-cell office:value-type="float" office:value="2.21997406075559">
            <text:p>2.2199740608</text:p>
          </table:table-cell>
          <table:table-cell table:formula="of:=[results_4_CORES_PC_BY_END_VALUE.B23]-[results_4_CORES_PC_BY_END_VALUE.A23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9345472124502">
            <text:p>3.2934547212</text:p>
          </table:table-cell>
          <table:table-cell office:value-type="float" office:value="0.595493680828014">
            <text:p>0.5954936808</text:p>
          </table:table-cell>
          <table:table-cell office:value-type="float" office:value="0.957305168985307">
            <text:p>0.957305169</text:p>
          </table:table-cell>
          <table:table-cell office:value-type="float" office:value="2.25929259799068">
            <text:p>2.259292598</text:p>
          </table:table-cell>
          <table:table-cell table:formula="of:=[results_4_CORES_PC_BY_END_VALUE.B24]-[results_4_CORES_PC_BY_END_VALUE.A24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36878859165769">
            <text:p>3.3687885917</text:p>
          </table:table-cell>
          <table:table-cell office:value-type="float" office:value="0.615754194603711">
            <text:p>0.6157541946</text:p>
          </table:table-cell>
          <table:table-cell office:value-type="float" office:value="0.957900048972893">
            <text:p>0.957900049</text:p>
          </table:table-cell>
          <table:table-cell office:value-type="float" office:value="2.59486671421451">
            <text:p>2.5948667142</text:p>
          </table:table-cell>
          <table:table-cell table:formula="of:=[results_4_CORES_PC_BY_END_VALUE.B25]-[results_4_CORES_PC_BY_END_VALUE.A25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3199327762804">
            <text:p>3.2319932776</text:p>
          </table:table-cell>
          <table:table-cell office:value-type="float" office:value="0.62426308456654">
            <text:p>0.6242630846</text:p>
          </table:table-cell>
          <table:table-cell office:value-type="float" office:value="0.966778684253309">
            <text:p>0.9667786843</text:p>
          </table:table-cell>
          <table:table-cell office:value-type="float" office:value="2.05114443500221">
            <text:p>2.051144435</text:p>
          </table:table-cell>
          <table:table-cell table:formula="of:=[results_4_CORES_PC_BY_END_VALUE.B26]-[results_4_CORES_PC_BY_END_VALUE.A26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2.25856013595765">
            <text:p>2.258560136</text:p>
          </table:table-cell>
          <table:table-cell office:value-type="float" office:value="0.513285155786473">
            <text:p>0.5132851558</text:p>
          </table:table-cell>
          <table:table-cell office:value-type="float" office:value="0.926996046717678">
            <text:p>0.9269960467</text:p>
          </table:table-cell>
          <table:table-cell office:value-type="float" office:value="2.00647246703551">
            <text:p>2.006472467</text:p>
          </table:table-cell>
          <table:table-cell table:formula="of:=[results_4_CORES_PC_BY_END_VALUE.B27]-[results_4_CORES_PC_BY_END_VALUE.A27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41594816480149">
            <text:p>3.4159481648</text:p>
          </table:table-cell>
          <table:table-cell office:value-type="float" office:value="0.434204296449497">
            <text:p>0.4342042964</text:p>
          </table:table-cell>
          <table:table-cell office:value-type="float" office:value="0.977496539253157">
            <text:p>0.9774965393</text:p>
          </table:table-cell>
          <table:table-cell office:value-type="float" office:value="1.64506165980597">
            <text:p>1.6450616598</text:p>
          </table:table-cell>
          <table:table-cell table:formula="of:=[results_4_CORES_PC_BY_END_VALUE.B28]-[results_4_CORES_PC_BY_END_VALUE.A28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1390180567078">
            <text:p>3.1390180567</text:p>
          </table:table-cell>
          <table:table-cell office:value-type="float" office:value="0.6127443749428">
            <text:p>0.6127443749</text:p>
          </table:table-cell>
          <table:table-cell office:value-type="float" office:value="0.958686745814376">
            <text:p>0.9586867458</text:p>
          </table:table-cell>
          <table:table-cell office:value-type="float" office:value="2.24669280899428">
            <text:p>2.246692809</text:p>
          </table:table-cell>
          <table:table-cell table:formula="of:=[results_4_CORES_PC_BY_END_VALUE.B29]-[results_4_CORES_PC_BY_END_VALUE.A29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51202542982907">
            <text:p>3.5120254298</text:p>
          </table:table-cell>
          <table:table-cell office:value-type="float" office:value="0.644250985162967">
            <text:p>0.6442509852</text:p>
          </table:table-cell>
          <table:table-cell office:value-type="float" office:value="0.991885104987415">
            <text:p>0.991885105</text:p>
          </table:table-cell>
          <table:table-cell office:value-type="float" office:value="2.71182824039506">
            <text:p>2.7118282404</text:p>
          </table:table-cell>
          <table:table-cell table:formula="of:=[results_4_CORES_PC_BY_END_VALUE.B30]-[results_4_CORES_PC_BY_END_VALUE.A30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.21407259420502">
            <text:p>3.2140725942</text:p>
          </table:table-cell>
          <table:table-cell office:value-type="float" office:value="0.620134669650637">
            <text:p>0.6201346697</text:p>
          </table:table-cell>
          <table:table-cell office:value-type="float" office:value="0.95131081254867">
            <text:p>0.9513108125</text:p>
          </table:table-cell>
          <table:table-cell office:value-type="float" office:value="2.21784359864168">
            <text:p>2.2178435986</text:p>
          </table:table-cell>
          <table:table-cell table:formula="of:=[results_4_CORES_PC_BY_END_VALUE.B31]-[results_4_CORES_PC_BY_END_VALUE.A31]"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4.45191533114135">
            <text:p>4.4519153311</text:p>
          </table:table-cell>
          <table:table-cell office:value-type="float" office:value="1.27831021240979">
            <text:p>1.2783102124</text:p>
          </table:table-cell>
          <table:table-cell office:value-type="float" office:value="1.00637980217634">
            <text:p>1.0063798022</text:p>
          </table:table-cell>
          <table:table-cell office:value-type="float" office:value="1.3220460761432">
            <text:p>1.3220460761</text:p>
          </table:table-cell>
          <table:table-cell table:formula="of:=[results_4_CORES_PC_BY_END_VALUE.B32]-[results_4_CORES_PC_BY_END_VALUE.A32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85692766200181">
            <text:p>3.856927662</text:p>
          </table:table-cell>
          <table:table-cell office:value-type="float" office:value="1.26023220291024">
            <text:p>1.2602322029</text:p>
          </table:table-cell>
          <table:table-cell office:value-type="float" office:value="0.970579023812143">
            <text:p>0.9705790238</text:p>
          </table:table-cell>
          <table:table-cell office:value-type="float" office:value="3.52391932573326">
            <text:p>3.5239193257</text:p>
          </table:table-cell>
          <table:table-cell table:formula="of:=[results_4_CORES_PC_BY_END_VALUE.B33]-[results_4_CORES_PC_BY_END_VALUE.A33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929500788838">
            <text:p>3.7929500789</text:p>
          </table:table-cell>
          <table:table-cell office:value-type="float" office:value="1.15901402114953">
            <text:p>1.1590140211</text:p>
          </table:table-cell>
          <table:table-cell office:value-type="float" office:value="0.950371927534812">
            <text:p>0.9503719275</text:p>
          </table:table-cell>
          <table:table-cell office:value-type="float" office:value="3.25859408344924">
            <text:p>3.2585940834</text:p>
          </table:table-cell>
          <table:table-cell table:formula="of:=[results_4_CORES_PC_BY_END_VALUE.B34]-[results_4_CORES_PC_BY_END_VALUE.A34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7061927413842">
            <text:p>3.7706192741</text:p>
          </table:table-cell>
          <table:table-cell office:value-type="float" office:value="1.22387596212216">
            <text:p>1.2238759621</text:p>
          </table:table-cell>
          <table:table-cell office:value-type="float" office:value="0.918147700163535">
            <text:p>0.9181477002</text:p>
          </table:table-cell>
          <table:table-cell office:value-type="float" office:value="3.35587667383976">
            <text:p>3.3558766738</text:p>
          </table:table-cell>
          <table:table-cell table:formula="of:=[results_4_CORES_PC_BY_END_VALUE.B35]-[results_4_CORES_PC_BY_END_VALUE.A35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00000">
            <text:p>1300000</text:p>
          </table:table-cell>
          <table:table-cell office:value-type="float" office:value="3.79427198695452">
            <text:p>3.794271987</text:p>
          </table:table-cell>
          <table:table-cell office:value-type="float" office:value="1.382822903371">
            <text:p>1.3828229034</text:p>
          </table:table-cell>
          <table:table-cell office:value-type="float" office:value="0.959746073637304">
            <text:p>0.9597460736</text:p>
          </table:table-cell>
          <table:table-cell office:value-type="float" office:value="3.44834813659218">
            <text:p>3.4483481366</text:p>
          </table:table-cell>
          <table:table-cell table:formula="of:=[results_4_CORES_PC_BY_END_VALUE.B36]-[results_4_CORES_PC_BY_END_VALUE.A36]" office:value-type="float" office:value="300000">
            <text:p>3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450663569301">
            <text:p>3.5145066357</text:p>
          </table:table-cell>
          <table:table-cell office:value-type="float" office:value="1.42108294105104">
            <text:p>1.4210829411</text:p>
          </table:table-cell>
          <table:table-cell office:value-type="float" office:value="0.985529533696066">
            <text:p>0.9855295337</text:p>
          </table:table-cell>
          <table:table-cell office:value-type="float" office:value="3.07374911830076">
            <text:p>3.0737491183</text:p>
          </table:table-cell>
          <table:table-cell table:formula="of:=[results_4_CORES_PC_BY_END_VALUE.B37]-[results_4_CORES_PC_BY_END_VALUE.A37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972981387055">
            <text:p>3.5197298139</text:p>
          </table:table-cell>
          <table:table-cell office:value-type="float" office:value="1.67168296081097">
            <text:p>1.6716829608</text:p>
          </table:table-cell>
          <table:table-cell office:value-type="float" office:value="0.967841017516347">
            <text:p>0.9678410175</text:p>
          </table:table-cell>
          <table:table-cell office:value-type="float" office:value="3.20553482897999">
            <text:p>3.205534829</text:p>
          </table:table-cell>
          <table:table-cell table:formula="of:=[results_4_CORES_PC_BY_END_VALUE.B38]-[results_4_CORES_PC_BY_END_VALUE.A38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2406579566638">
            <text:p>3.6240657957</text:p>
          </table:table-cell>
          <table:table-cell office:value-type="float" office:value="0.745356153142969">
            <text:p>0.7453561531</text:p>
          </table:table-cell>
          <table:table-cell office:value-type="float" office:value="0.978514607340417">
            <text:p>0.9785146073</text:p>
          </table:table-cell>
          <table:table-cell office:value-type="float" office:value="3.19218175284718">
            <text:p>3.1921817528</text:p>
          </table:table-cell>
          <table:table-cell table:formula="of:=[results_4_CORES_PC_BY_END_VALUE.B39]-[results_4_CORES_PC_BY_END_VALUE.A39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482637168826">
            <text:p>3.6148263717</text:p>
          </table:table-cell>
          <table:table-cell office:value-type="float" office:value="1.57208109579453">
            <text:p>1.5720810958</text:p>
          </table:table-cell>
          <table:table-cell office:value-type="float" office:value="0.955582479115127">
            <text:p>0.9555824791</text:p>
          </table:table-cell>
          <table:table-cell office:value-type="float" office:value="3.20333420142824">
            <text:p>3.2033342014</text:p>
          </table:table-cell>
          <table:table-cell table:formula="of:=[results_4_CORES_PC_BY_END_VALUE.B40]-[results_4_CORES_PC_BY_END_VALUE.A40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981514936615">
            <text:p>3.6198151494</text:p>
          </table:table-cell>
          <table:table-cell office:value-type="float" office:value="1.5237399529559">
            <text:p>1.523739953</text:p>
          </table:table-cell>
          <table:table-cell office:value-type="float" office:value="0.976732051740092">
            <text:p>0.9767320517</text:p>
          </table:table-cell>
          <table:table-cell office:value-type="float" office:value="3.14893750756082">
            <text:p>3.1489375076</text:p>
          </table:table-cell>
          <table:table-cell table:formula="of:=[results_4_CORES_PC_BY_END_VALUE.B41]-[results_4_CORES_PC_BY_END_VALUE.A41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1776198652042">
            <text:p>3.5177619865</text:p>
          </table:table-cell>
          <table:table-cell office:value-type="float" office:value="1.31203254205465">
            <text:p>1.3120325421</text:p>
          </table:table-cell>
          <table:table-cell office:value-type="float" office:value="0.98201650192736">
            <text:p>0.9820165019</text:p>
          </table:table-cell>
          <table:table-cell office:value-type="float" office:value="3.07962901579625">
            <text:p>3.0796290158</text:p>
          </table:table-cell>
          <table:table-cell table:formula="of:=[results_4_CORES_PC_BY_END_VALUE.B42]-[results_4_CORES_PC_BY_END_VALUE.A4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8829251868127">
            <text:p>3.5882925187</text:p>
          </table:table-cell>
          <table:table-cell office:value-type="float" office:value="1.58788133111121">
            <text:p>1.5878813311</text:p>
          </table:table-cell>
          <table:table-cell office:value-type="float" office:value="0.988058454588013">
            <text:p>0.9880584546</text:p>
          </table:table-cell>
          <table:table-cell office:value-type="float" office:value="3.0785928230919">
            <text:p>3.0785928231</text:p>
          </table:table-cell>
          <table:table-cell table:formula="of:=[results_4_CORES_PC_BY_END_VALUE.B43]-[results_4_CORES_PC_BY_END_VALUE.A4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1646254927955">
            <text:p>3.6164625493</text:p>
          </table:table-cell>
          <table:table-cell office:value-type="float" office:value="1.40881221768582">
            <text:p>1.4088122177</text:p>
          </table:table-cell>
          <table:table-cell office:value-type="float" office:value="0.98032637674694">
            <text:p>0.9803263767</text:p>
          </table:table-cell>
          <table:table-cell office:value-type="float" office:value="3.17659233977977">
            <text:p>3.1765923398</text:p>
          </table:table-cell>
          <table:table-cell table:formula="of:=[results_4_CORES_PC_BY_END_VALUE.B44]-[results_4_CORES_PC_BY_END_VALUE.A4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58288770595811">
            <text:p>3.582887706</text:p>
          </table:table-cell>
          <table:table-cell office:value-type="float" office:value="0.749203994509336">
            <text:p>0.7492039945</text:p>
          </table:table-cell>
          <table:table-cell office:value-type="float" office:value="0.978020569705958">
            <text:p>0.9780205697</text:p>
          </table:table-cell>
          <table:table-cell office:value-type="float" office:value="3.17058664513845">
            <text:p>3.1705866451</text:p>
          </table:table-cell>
          <table:table-cell table:formula="of:=[results_4_CORES_PC_BY_END_VALUE.B45]-[results_4_CORES_PC_BY_END_VALUE.A4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.63320060573816">
            <text:p>3.6332006057</text:p>
          </table:table-cell>
          <table:table-cell office:value-type="float" office:value="1.66477450406919">
            <text:p>1.6647745041</text:p>
          </table:table-cell>
          <table:table-cell office:value-type="float" office:value="0.983058501593553">
            <text:p>0.9830585016</text:p>
          </table:table-cell>
          <table:table-cell office:value-type="float" office:value="3.23337179015209">
            <text:p>3.2333717902</text:p>
          </table:table-cell>
          <table:table-cell table:formula="of:=[results_4_CORES_PC_BY_END_VALUE.B46]-[results_4_CORES_PC_BY_END_VALUE.A46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36205588265813">
            <text:p>3.3620558827</text:p>
          </table:table-cell>
          <table:table-cell office:value-type="float" office:value="1.04624323394355">
            <text:p>1.0462432339</text:p>
          </table:table-cell>
          <table:table-cell office:value-type="float" office:value="0.993858044128269">
            <text:p>0.9938580441</text:p>
          </table:table-cell>
          <table:table-cell office:value-type="float" office:value="2.03482366343022">
            <text:p>2.0348236634</text:p>
          </table:table-cell>
          <table:table-cell table:formula="of:=[results_4_CORES_PC_BY_END_VALUE.B47]-[results_4_CORES_PC_BY_END_VALUE.A47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38276193711523">
            <text:p>3.3827619371</text:p>
          </table:table-cell>
          <table:table-cell office:value-type="float" office:value="1.33455149319991">
            <text:p>1.3345514932</text:p>
          </table:table-cell>
          <table:table-cell office:value-type="float" office:value="0.988384200153786">
            <text:p>0.9883842002</text:p>
          </table:table-cell>
          <table:table-cell office:value-type="float" office:value="3.11808047361483">
            <text:p>3.1180804736</text:p>
          </table:table-cell>
          <table:table-cell table:formula="of:=[results_4_CORES_PC_BY_END_VALUE.B48]-[results_4_CORES_PC_BY_END_VALUE.A48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41224135361828">
            <text:p>3.4122413536</text:p>
          </table:table-cell>
          <table:table-cell office:value-type="float" office:value="1.73552972442253">
            <text:p>1.7355297244</text:p>
          </table:table-cell>
          <table:table-cell office:value-type="float" office:value="0.958752681763426">
            <text:p>0.9587526818</text:p>
          </table:table-cell>
          <table:table-cell office:value-type="float" office:value="3.06500454860269">
            <text:p>3.0650045486</text:p>
          </table:table-cell>
          <table:table-cell table:formula="of:=[results_4_CORES_PC_BY_END_VALUE.B49]-[results_4_CORES_PC_BY_END_VALUE.A49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24370672624882">
            <text:p>3.2437067262</text:p>
          </table:table-cell>
          <table:table-cell office:value-type="float" office:value="1.87117447590789">
            <text:p>1.8711744759</text:p>
          </table:table-cell>
          <table:table-cell office:value-type="float" office:value="0.952584621776668">
            <text:p>0.9525846218</text:p>
          </table:table-cell>
          <table:table-cell office:value-type="float" office:value="3.0289280726914">
            <text:p>3.0289280727</text:p>
          </table:table-cell>
          <table:table-cell table:formula="of:=[results_4_CORES_PC_BY_END_VALUE.B50]-[results_4_CORES_PC_BY_END_VALUE.A50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000000">
            <text:p>16000000</text:p>
          </table:table-cell>
          <table:table-cell office:value-type="float" office:value="3.46982983396361">
            <text:p>3.469829834</text:p>
          </table:table-cell>
          <table:table-cell office:value-type="float" office:value="2.4707166333868">
            <text:p>2.4707166334</text:p>
          </table:table-cell>
          <table:table-cell office:value-type="float" office:value="0.946710912432316">
            <text:p>0.9467109124</text:p>
          </table:table-cell>
          <table:table-cell office:value-type="float" office:value="3.06948070520916">
            <text:p>3.0694807052</text:p>
          </table:table-cell>
          <table:table-cell table:formula="of:=[results_4_CORES_PC_BY_END_VALUE.B51]-[results_4_CORES_PC_BY_END_VALUE.A51]" office:value-type="float" office:value="12000000">
            <text:p>12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481131492805">
            <text:p>3.7481131493</text:p>
          </table:table-cell>
          <table:table-cell office:value-type="float" office:value="1.74710896882831">
            <text:p>1.7471089688</text:p>
          </table:table-cell>
          <table:table-cell office:value-type="float" office:value="0.999592546243921">
            <text:p>0.9995925462</text:p>
          </table:table-cell>
          <table:table-cell office:value-type="float" office:value="3.26607448904992">
            <text:p>3.266074489</text:p>
          </table:table-cell>
          <table:table-cell table:formula="of:=[results_4_CORES_PC_BY_END_VALUE.B52]-[results_4_CORES_PC_BY_END_VALUE.A52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959507771055">
            <text:p>3.6959507771</text:p>
          </table:table-cell>
          <table:table-cell office:value-type="float" office:value="2.17780349649218">
            <text:p>2.1778034965</text:p>
          </table:table-cell>
          <table:table-cell office:value-type="float" office:value="0.995090800719152">
            <text:p>0.9950908007</text:p>
          </table:table-cell>
          <table:table-cell office:value-type="float" office:value="2.47059020631786">
            <text:p>2.4705902063</text:p>
          </table:table-cell>
          <table:table-cell table:formula="of:=[results_4_CORES_PC_BY_END_VALUE.B53]-[results_4_CORES_PC_BY_END_VALUE.A53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9299681796586">
            <text:p>3.692996818</text:p>
          </table:table-cell>
          <table:table-cell office:value-type="float" office:value="1.91798599220614">
            <text:p>1.9179859922</text:p>
          </table:table-cell>
          <table:table-cell office:value-type="float" office:value="0.989141439730902">
            <text:p>0.9891414397</text:p>
          </table:table-cell>
          <table:table-cell office:value-type="float" office:value="2.47629967834862">
            <text:p>2.4762996783</text:p>
          </table:table-cell>
          <table:table-cell table:formula="of:=[results_4_CORES_PC_BY_END_VALUE.B54]-[results_4_CORES_PC_BY_END_VALUE.A54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8501714741071">
            <text:p>3.6850171474</text:p>
          </table:table-cell>
          <table:table-cell office:value-type="float" office:value="1.6344819836238">
            <text:p>1.6344819836</text:p>
          </table:table-cell>
          <table:table-cell office:value-type="float" office:value="0.999603463635053">
            <text:p>0.9996034636</text:p>
          </table:table-cell>
          <table:table-cell office:value-type="float" office:value="3.16064105114775">
            <text:p>3.1606410511</text:p>
          </table:table-cell>
          <table:table-cell table:formula="of:=[results_4_CORES_PC_BY_END_VALUE.B55]-[results_4_CORES_PC_BY_END_VALUE.A55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14101618924135">
            <text:p>3.1410161892</text:p>
          </table:table-cell>
          <table:table-cell office:value-type="float" office:value="1.47126648299919">
            <text:p>1.471266483</text:p>
          </table:table-cell>
          <table:table-cell office:value-type="float" office:value="1.00692284414859">
            <text:p>1.0069228441</text:p>
          </table:table-cell>
          <table:table-cell office:value-type="float" office:value="3.1612350066504">
            <text:p>3.1612350067</text:p>
          </table:table-cell>
          <table:table-cell table:formula="of:=[results_4_CORES_PC_BY_END_VALUE.B56]-[results_4_CORES_PC_BY_END_VALUE.A56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2330146436589">
            <text:p>3.7233014644</text:p>
          </table:table-cell>
          <table:table-cell office:value-type="float" office:value="1.86687082997325">
            <text:p>1.86687083</text:p>
          </table:table-cell>
          <table:table-cell office:value-type="float" office:value="0.989056197576635">
            <text:p>0.9890561976</text:p>
          </table:table-cell>
          <table:table-cell office:value-type="float" office:value="3.17254996279799">
            <text:p>3.1725499628</text:p>
          </table:table-cell>
          <table:table-cell table:formula="of:=[results_4_CORES_PC_BY_END_VALUE.B57]-[results_4_CORES_PC_BY_END_VALUE.A57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1673811269338">
            <text:p>3.7167381127</text:p>
          </table:table-cell>
          <table:table-cell office:value-type="float" office:value="2.27785538175007">
            <text:p>2.2778553818</text:p>
          </table:table-cell>
          <table:table-cell office:value-type="float" office:value="0.99431670881784">
            <text:p>0.9943167088</text:p>
          </table:table-cell>
          <table:table-cell office:value-type="float" office:value="3.1292594253021">
            <text:p>3.1292594253</text:p>
          </table:table-cell>
          <table:table-cell table:formula="of:=[results_4_CORES_PC_BY_END_VALUE.B58]-[results_4_CORES_PC_BY_END_VALUE.A58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64572771546478">
            <text:p>3.6457277155</text:p>
          </table:table-cell>
          <table:table-cell office:value-type="float" office:value="2.40308630091509">
            <text:p>2.4030863009</text:p>
          </table:table-cell>
          <table:table-cell office:value-type="float" office:value="0.994768397055367">
            <text:p>0.9947683971</text:p>
          </table:table-cell>
          <table:table-cell office:value-type="float" office:value="2.91126184530285">
            <text:p>2.9112618453</text:p>
          </table:table-cell>
          <table:table-cell table:formula="of:=[results_4_CORES_PC_BY_END_VALUE.B59]-[results_4_CORES_PC_BY_END_VALUE.A59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36528586346865">
            <text:p>3.3652858635</text:p>
          </table:table-cell>
          <table:table-cell office:value-type="float" office:value="2.37522561507267">
            <text:p>2.3752256151</text:p>
          </table:table-cell>
          <table:table-cell office:value-type="float" office:value="0.99114540606973">
            <text:p>0.9911454061</text:p>
          </table:table-cell>
          <table:table-cell office:value-type="float" office:value="3.06292063336163">
            <text:p>3.0629206334</text:p>
          </table:table-cell>
          <table:table-cell table:formula="of:=[results_4_CORES_PC_BY_END_VALUE.B60]-[results_4_CORES_PC_BY_END_VALUE.A60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0000000">
            <text:p>20000000</text:p>
          </table:table-cell>
          <table:table-cell office:value-type="float" office:value="3.72590511473606">
            <text:p>3.7259051147</text:p>
          </table:table-cell>
          <table:table-cell office:value-type="float" office:value="2.30516075499747">
            <text:p>2.305160755</text:p>
          </table:table-cell>
          <table:table-cell office:value-type="float" office:value="0.986125471920832">
            <text:p>0.9861254719</text:p>
          </table:table-cell>
          <table:table-cell office:value-type="float" office:value="3.02571122617151">
            <text:p>3.0257112262</text:p>
          </table:table-cell>
          <table:table-cell table:formula="of:=[results_4_CORES_PC_BY_END_VALUE.B61]-[results_4_CORES_PC_BY_END_VALUE.A61]"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36265360224593">
            <text:p>3.3626536022</text:p>
          </table:table-cell>
          <table:table-cell office:value-type="float" office:value="3.26707037622997">
            <text:p>3.2670703762</text:p>
          </table:table-cell>
          <table:table-cell office:value-type="float" office:value="0.991573219349148">
            <text:p>0.9915732193</text:p>
          </table:table-cell>
          <table:table-cell office:value-type="float" office:value="3.24668099280192">
            <text:p>3.2466809928</text:p>
          </table:table-cell>
          <table:table-cell table:formula="of:=[results_4_CORES_PC_BY_END_VALUE.B62]-[results_4_CORES_PC_BY_END_VALUE.A62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2386024770629">
            <text:p>3.6238602477</text:p>
          </table:table-cell>
          <table:table-cell office:value-type="float" office:value="3.45283726283157">
            <text:p>3.4528372628</text:p>
          </table:table-cell>
          <table:table-cell office:value-type="float" office:value="0.993757194185281">
            <text:p>0.9937571942</text:p>
          </table:table-cell>
          <table:table-cell office:value-type="float" office:value="3.25773137366181">
            <text:p>3.2577313737</text:p>
          </table:table-cell>
          <table:table-cell table:formula="of:=[results_4_CORES_PC_BY_END_VALUE.B63]-[results_4_CORES_PC_BY_END_VALUE.A63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4352223651153">
            <text:p>3.6435222365</text:p>
          </table:table-cell>
          <table:table-cell office:value-type="float" office:value="3.64352335306092">
            <text:p>3.6435233531</text:p>
          </table:table-cell>
          <table:table-cell office:value-type="float" office:value="1.02452414210133">
            <text:p>1.0245241421</text:p>
          </table:table-cell>
          <table:table-cell office:value-type="float" office:value="3.29718401846218">
            <text:p>3.2971840185</text:p>
          </table:table-cell>
          <table:table-cell table:formula="of:=[results_4_CORES_PC_BY_END_VALUE.B64]-[results_4_CORES_PC_BY_END_VALUE.A64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68712373831787">
            <text:p>3.6871237383</text:p>
          </table:table-cell>
          <table:table-cell office:value-type="float" office:value="3.75050507665791">
            <text:p>3.7505050767</text:p>
          </table:table-cell>
          <table:table-cell office:value-type="float" office:value="1.02772211250967">
            <text:p>1.0277221125</text:p>
          </table:table-cell>
          <table:table-cell office:value-type="float" office:value="3.27718869160252">
            <text:p>3.2771886916</text:p>
          </table:table-cell>
          <table:table-cell table:formula="of:=[results_4_CORES_PC_BY_END_VALUE.B65]-[results_4_CORES_PC_BY_END_VALUE.A65]"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01000000">
            <text:p>801000000</text:p>
          </table:table-cell>
          <table:table-cell office:value-type="float" office:value="3.71674477590171">
            <text:p>3.7167447759</text:p>
          </table:table-cell>
          <table:table-cell office:value-type="float" office:value="3.79723394773986">
            <text:p>3.7972339477</text:p>
          </table:table-cell>
          <table:table-cell office:value-type="float" office:value="1.03037326213772">
            <text:p>1.0303732621</text:p>
          </table:table-cell>
          <table:table-cell office:value-type="float" office:value="3.35437036642961">
            <text:p>3.3543703664</text:p>
          </table:table-cell>
          <table:table-cell table:formula="of:=[results_4_CORES_PC_BY_END_VALUE.B66]-[results_4_CORES_PC_BY_END_VALUE.A66]" office:value-type="float" office:value="1000000">
            <text:p>1000000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MAX([.C2:.C66])" office:value-type="float" office:value="4.45191533114135">
            <text:p>4.4519153311</text:p>
          </table:table-cell>
          <table:table-cell table:formula="of:=MAX([.D2:.D66])" office:value-type="float" office:value="3.79723394773986">
            <text:p>3.7972339477</text:p>
          </table:table-cell>
          <table:table-cell table:formula="of:=MAX([.E2:.E66])" office:value-type="float" office:value="1.03037326213772">
            <text:p>1.0303732621</text:p>
          </table:table-cell>
          <table:table-cell table:formula="of:=MAX([.F2:.F66])" office:value-type="float" office:value="3.52391932573326">
            <text:p>3.523919325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IN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MIN([.C5:.C69])" office:value-type="float" office:value="0.170696851518967">
            <text:p>0.1706968515</text:p>
          </table:table-cell>
          <table:table-cell table:formula="of:=MIN([.D5:.D69])" office:value-type="float" office:value="0.0414930717298927">
            <text:p>0.0414930717</text:p>
          </table:table-cell>
          <table:table-cell table:formula="of:=MIN([.E5:.E69])" office:value-type="float" office:value="0.0243931708858149">
            <text:p>0.0243931709</text:p>
          </table:table-cell>
          <table:table-cell table:formula="of:=MIN([.F5:.F69])" office:value-type="float" office:value="0.0237393551812934">
            <text:p>0.023739355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VERAGE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2:.C66])" office:value-type="float" office:value="2.69496164100507">
            <text:p>2.694961641</text:p>
          </table:table-cell>
          <table:table-cell table:formula="of:=AVERAGE([.D2:.D66])" office:value-type="float" office:value="1.15878598686761">
            <text:p>1.1587859869</text:p>
          </table:table-cell>
          <table:table-cell table:formula="of:=AVERAGE([.E2:.E66])" office:value-type="float" office:value="0.844601904777992">
            <text:p>0.8446019048</text:p>
          </table:table-cell>
          <table:table-cell table:formula="of:=AVERAGE([.F2:.F66])" office:value-type="float" office:value="2.12332265047701">
            <text:p>2.123322650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VERAGE BY GROUP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AVERAGE([.C2:.C11])" office:value-type="float" office:value="0.69379344302489">
            <text:p>0.693793443</text:p>
          </table:table-cell>
          <table:table-cell table:formula="of:=AVERAGE([.D2:.D11])" office:value-type="float" office:value="0.106589836869365">
            <text:p>0.1065898369</text:p>
          </table:table-cell>
          <table:table-cell table:formula="of:=AVERAGE([.E2:.E11])" office:value-type="float" office:value="0.286841395542125">
            <text:p>0.2868413955</text:p>
          </table:table-cell>
          <table:table-cell table:formula="of:=AVERAGE([.F2:.F11])" office:value-type="float" office:value="0.16196691822386">
            <text:p>0.1619669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AVERAGE([.C12:.C21])" office:value-type="float" office:value="1.17917201314331">
            <text:p>1.1791720131</text:p>
          </table:table-cell>
          <table:table-cell table:formula="of:=AVERAGE([.D12:.D21])" office:value-type="float" office:value="0.216510148484216">
            <text:p>0.2165101485</text:p>
          </table:table-cell>
          <table:table-cell table:formula="of:=AVERAGE([.E12:.E21])" office:value-type="float" office:value="0.80359391011097">
            <text:p>0.8035939101</text:p>
          </table:table-cell>
          <table:table-cell table:formula="of:=AVERAGE([.F12:.F21])" office:value-type="float" office:value="0.752021524838281">
            <text:p>0.75202152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AVERAGE([.C91:.C92])" office:value-type="float" office:value="3.2983937576706">
            <text:p>3.2983937577</text:p>
          </table:table-cell>
          <table:table-cell table:formula="of:=AVERAGE([.D91:.D92])" office:value-type="float" office:value="2.0702647473256">
            <text:p>2.0702647473</text:p>
          </table:table-cell>
          <table:table-cell table:formula="of:=AVERAGE([.E91:.E92])" office:value-type="float" office:value="0.984788116342759">
            <text:p>0.9847881163</text:p>
          </table:table-cell>
          <table:table-cell table:formula="of:=AVERAGE([.F91:.F92])" office:value-type="float" office:value="2.73425439932551">
            <text:p>2.73425439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00">
            <text:p>300000</text:p>
          </table:table-cell>
          <table:table-cell table:formula="of:=AVERAGE([.C37:.C46])" office:value-type="float" office:value="3.58315491324619">
            <text:p>3.5831549132</text:p>
          </table:table-cell>
          <table:table-cell table:formula="of:=AVERAGE([.D32:.D41])" office:value-type="float" office:value="1.32381984057181">
            <text:p>1.3238198406</text:p>
          </table:table-cell>
          <table:table-cell table:formula="of:=AVERAGE([.E32:.E41])" office:value-type="float" office:value="0.966942421673218">
            <text:p>0.9669424217</text:p>
          </table:table-cell>
          <table:table-cell table:formula="of:=AVERAGE([.F32:.F41])" office:value-type="float" office:value="3.07325217048746">
            <text:p>3.07325217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formula="of:=AVERAGE([.C42:.C46])" office:value-type="float" office:value="3.5877210732355">
            <text:p>3.5877210732</text:p>
          </table:table-cell>
          <table:table-cell table:formula="of:=AVERAGE([.D42:.D46])" office:value-type="float" office:value="1.34454091788604">
            <text:p>1.3445409179</text:p>
          </table:table-cell>
          <table:table-cell table:formula="of:=AVERAGE([.E42:.E46])" office:value-type="float" office:value="0.982296080912365">
            <text:p>0.9822960809</text:p>
          </table:table-cell>
          <table:table-cell table:formula="of:=AVERAGE([.F42:.F46])" office:value-type="float" office:value="3.14775452279169">
            <text:p>3.14775452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00000">
            <text:p>12000000</text:p>
          </table:table-cell>
          <table:table-cell table:formula="of:=AVERAGE([.C47:.C51])" office:value-type="float" office:value="3.37411914672081">
            <text:p>3.3741191467</text:p>
          </table:table-cell>
          <table:table-cell table:formula="of:=AVERAGE([.D47:.D51])" office:value-type="float" office:value="1.69164311217214">
            <text:p>1.6916431122</text:p>
          </table:table-cell>
          <table:table-cell table:formula="of:=AVERAGE([.E47:.E51])" office:value-type="float" office:value="0.968058092050893">
            <text:p>0.9680580921</text:p>
          </table:table-cell>
          <table:table-cell table:formula="of:=AVERAGE([.F47:.F51])" office:value-type="float" office:value="2.86326349270966">
            <text:p>2.86326349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formula="of:=AVERAGE([.C52:.C61])" office:value-type="float" office:value="3.61400523517327">
            <text:p>3.6140052352</text:p>
          </table:table-cell>
          <table:table-cell table:formula="of:=AVERAGE([.D52:.D61])" office:value-type="float" office:value="2.01768458068582">
            <text:p>2.0176845807</text:p>
          </table:table-cell>
          <table:table-cell table:formula="of:=AVERAGE([.E52:.E61])" office:value-type="float" office:value="0.994576327591802">
            <text:p>0.9945763276</text:p>
          </table:table-cell>
          <table:table-cell table:formula="of:=AVERAGE([.F52:.F61])" office:value-type="float" office:value="2.98365435244506">
            <text:p>2.9836543524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formula="of:=AVERAGE([.C22:.C31])" office:value-type="float" office:value="2.99000659520454">
            <text:p>2.9900065952</text:p>
          </table:table-cell>
          <table:table-cell table:formula="of:=AVERAGE([.D22:.D31])" office:value-type="float" office:value="0.558295491347157">
            <text:p>0.5582954913</text:p>
          </table:table-cell>
          <table:table-cell table:formula="of:=AVERAGE([.E22:.E31])" office:value-type="float" office:value="0.955986246628887">
            <text:p>0.9559862466</text:p>
          </table:table-cell>
          <table:table-cell table:formula="of:=AVERAGE([.F22:.F31])" office:value-type="float" office:value="2.18187771005941">
            <text:p>2.18187771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VERAGE([.C62:.C66])" office:value-type="float" office:value="3.60678092013667">
            <text:p>3.6067809201</text:p>
          </table:table-cell>
          <table:table-cell table:formula="of:=AVERAGE([.D62:.D66])" office:value-type="float" office:value="3.58223400330405">
            <text:p>3.5822340033</text:p>
          </table:table-cell>
          <table:table-cell table:formula="of:=AVERAGE([.E62:.E66])" office:value-type="float" office:value="1.01358998605663">
            <text:p>1.0135899861</text:p>
          </table:table-cell>
          <table:table-cell table:formula="of:=AVERAGE([.F62:.F66])" office:value-type="float" office:value="3.28663108859161">
            <text:p>3.2866310886</text:p>
          </table:table-cell>
          <table:table-cell table:number-columns-repeated="5"/>
        </table:table-row>
      </table:table>
      <table:database-ranges>
        <table:database-range table:name="__Anonymous_DB__1" table:target-range-address="results_4_CORES_PC_BY_RANGE.A1:results_4_CORES_PC_BY_RANGE.AMJ1048576" table:contains-header="false"/>
        <table:database-range table:target-range-address="results_4_CORES_PC_BY_END_VALUE.A1:results_4_CORES_PC_BY_END_VALUE.G6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19/03/2016</text:date>, <text:time>20:3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9T20:35:33.62</dc:date>
    <meta:editing-duration>PT6H17M5S</meta:editing-duration>
    <meta:editing-cycles>8</meta:editing-cycles>
    <meta:generator>OpenOffice/4.1.1$Win32 OpenOffice.org_project/411m6$Build-9775</meta:generator>
    <meta:document-statistic meta:table-count="2" meta:cell-count="9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67cm" svg:height="12.54cm" xlink:href=".." xlink:type="simple" chart:class="chart:bar" chart:style-name="ch1">
        <chart:title svg:x="5.035cm" svg:y="0.386cm" chart:style-name="ch2">
          <text:p>Comparing the performance of concurrency implementations in Java</text:p>
        </chart:title>
        <chart:subtitle svg:x="9.414cm" svg:y="1.415cm" chart:style-name="ch3">
          <text:p>PC Results (by end value)</text:p>
        </chart:subtitle>
        <chart:legend chart:legend-position="end" svg:x="20.78cm" svg:y="5.172cm" style:legend-expansion="high" chart:style-name="ch4"/>
        <chart:plot-area chart:style-name="ch5" table:cell-range-address="results_4_CORES_PC_BY_END_VALUE.B1:results_4_CORES_PC_BY_END_VALUE.F66" chart:data-source-has-labels="both" svg:x="1.507cm" svg:y="2.598cm" svg:width="18.335cm" svg:height="8.684cm">
          <chartooo:coordinate-region svg:x="2.234cm" svg:y="2.81cm" svg:width="16.903cm" svg:height="7.375cm"/>
          <chart:axis chart:dimension="x" chart:name="primary-x" chart:style-name="ch6" chartooo:axis-type="auto">
            <chartooo:date-scale/>
            <chart:title svg:x="9.876cm" svg:y="11.533cm" chart:style-name="ch7">
              <text:p>End Value</text:p>
            </chart:title>
            <chart:categories table:cell-range-address="results_4_CORES_PC_BY_END_VALUE.B2:results_4_CORES_PC_BY_END_VALUE.B66"/>
          </chart:axis>
          <chart:axis chart:dimension="y" chart:name="primary-y" chart:style-name="ch8">
            <chart:title svg:x="0.451cm" svg:y="11.416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PC_BY_END_VALUE.C2:results_4_CORES_PC_BY_END_VALUE.C66" chart:label-cell-address="results_4_CORES_PC_BY_END_VALUE.C1:results_4_CORES_PC_BY_END_VALUE.C1" chart:class="chart:bar">
            <chart:data-point chart:repeated="65"/>
          </chart:series>
          <chart:series chart:style-name="ch12" chart:values-cell-range-address="results_4_CORES_PC_BY_END_VALUE.D2:results_4_CORES_PC_BY_END_VALUE.D66" chart:label-cell-address="results_4_CORES_PC_BY_END_VALUE.D1:results_4_CORES_PC_BY_END_VALUE.D1" chart:class="chart:bar">
            <chart:data-point chart:repeated="65"/>
          </chart:series>
          <chart:series chart:style-name="ch13" chart:values-cell-range-address="results_4_CORES_PC_BY_END_VALUE.E2:results_4_CORES_PC_BY_END_VALUE.E66" chart:label-cell-address="results_4_CORES_PC_BY_END_VALUE.E1:results_4_CORES_PC_BY_END_VALUE.E1" chart:class="chart:bar">
            <chart:data-point chart:repeated="65"/>
          </chart:series>
          <chart:series chart:style-name="ch14" chart:values-cell-range-address="results_4_CORES_PC_BY_END_VALUE.F2:results_4_CORES_PC_BY_END_VALUE.F66" chart:label-cell-address="results_4_CORES_PC_BY_END_VALUE.F1:results_4_CORES_PC_BY_END_VALUE.F1" chart:class="chart:bar">
            <chart:data-point chart:repeated="6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PC_BY_END_VALUE.C1:results_4_CORES_PC_BY_END_VALUE.C1</svg:desc>
                </draw:g>
              </table:table-cell>
              <table:table-cell office:value-type="string">
                <text:p> NC/TP ratio</text:p>
                <draw:g>
                  <svg:desc>results_4_CORES_PC_BY_END_VALUE.D1:results_4_CORES_PC_BY_END_VALUE.D1</svg:desc>
                </draw:g>
              </table:table-cell>
              <table:table-cell office:value-type="string">
                <text:p> NC/SS ratio</text:p>
                <draw:g>
                  <svg:desc>results_4_CORES_PC_BY_END_VALUE.E1:results_4_CORES_PC_BY_END_VALUE.E1</svg:desc>
                </draw:g>
              </table:table-cell>
              <table:table-cell office:value-type="string">
                <text:p> NC/PS ratio</text:p>
                <draw:g>
                  <svg:desc>results_4_CORES_PC_BY_END_VALUE.F1:results_4_CORES_PC_BY_END_VALUE.F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results_4_CORES_PC_BY_END_VALUE.B2:results_4_CORES_PC_BY_END_VALUE.B66</svg:desc>
                </draw:g>
              </table:table-cell>
              <table:table-cell office:value-type="float" office:value="3.37763949811282">
                <text:p>3.37763949811282</text:p>
                <draw:g>
                  <svg:desc>results_4_CORES_PC_BY_END_VALUE.C2:results_4_CORES_PC_BY_END_VALUE.C66</svg:desc>
                </draw:g>
              </table:table-cell>
              <table:table-cell office:value-type="float" office:value="0.31913371996192">
                <text:p>0.31913371996192</text:p>
                <draw:g>
                  <svg:desc>results_4_CORES_PC_BY_END_VALUE.D2:results_4_CORES_PC_BY_END_VALUE.D66</svg:desc>
                </draw:g>
              </table:table-cell>
              <table:table-cell office:value-type="float" office:value="0.0279299641015904">
                <text:p>0.0279299641015904</text:p>
                <draw:g>
                  <svg:desc>results_4_CORES_PC_BY_END_VALUE.E2:results_4_CORES_PC_BY_END_VALUE.E66</svg:desc>
                </draw:g>
              </table:table-cell>
              <table:table-cell office:value-type="float" office:value="0.0341467726901391">
                <text:p>0.0341467726901391</text:p>
                <draw:g>
                  <svg:desc>results_4_CORES_PC_BY_END_VALUE.F2:results_4_CORES_PC_BY_END_VALUE.F6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0807278546661">
                <text:p>0.320807278546661</text:p>
              </table:table-cell>
              <table:table-cell office:value-type="float" office:value="0.0553337346934139">
                <text:p>0.0553337346934139</text:p>
              </table:table-cell>
              <table:table-cell office:value-type="float" office:value="0.286081339010424">
                <text:p>0.286081339010424</text:p>
              </table:table-cell>
              <table:table-cell office:value-type="float" office:value="0.252846387222855">
                <text:p>0.25284638722285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39644042944061">
                <text:p>0.239644042944061</text:p>
              </table:table-cell>
              <table:table-cell office:value-type="float" office:value="0.0686244132407067">
                <text:p>0.0686244132407067</text:p>
              </table:table-cell>
              <table:table-cell office:value-type="float" office:value="0.357876720948378">
                <text:p>0.357876720948378</text:p>
              </table:table-cell>
              <table:table-cell office:value-type="float" office:value="0.172952853598015">
                <text:p>0.17295285359801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96722643401861">
                <text:p>0.196722643401861</text:p>
              </table:table-cell>
              <table:table-cell office:value-type="float" office:value="0.0678354335972671">
                <text:p>0.0678354335972671</text:p>
              </table:table-cell>
              <table:table-cell office:value-type="float" office:value="0.394739209138642">
                <text:p>0.394739209138642</text:p>
              </table:table-cell>
              <table:table-cell office:value-type="float" office:value="0.194176126543423">
                <text:p>0.19417612654342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25326921669282">
                <text:p>0.225326921669282</text:p>
              </table:table-cell>
              <table:table-cell office:value-type="float" office:value="0.0730458969070889">
                <text:p>0.0730458969070889</text:p>
              </table:table-cell>
              <table:table-cell office:value-type="float" office:value="0.398684603213037">
                <text:p>0.398684603213037</text:p>
              </table:table-cell>
              <table:table-cell office:value-type="float" office:value="0.200000564957388">
                <text:p>0.200000564957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75872390212872">
                <text:p>1.75872390212872</text:p>
              </table:table-cell>
              <table:table-cell office:value-type="float" office:value="0.253959164780218">
                <text:p>0.253959164780218</text:p>
              </table:table-cell>
              <table:table-cell office:value-type="float" office:value="0.0243931708858149">
                <text:p>0.0243931708858149</text:p>
              </table:table-cell>
              <table:table-cell office:value-type="float" office:value="0.0237393551812934">
                <text:p>0.023739355181293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17272687725665">
                <text:p>0.217272687725665</text:p>
              </table:table-cell>
              <table:table-cell office:value-type="float" office:value="0.0414930717298927">
                <text:p>0.0414930717298927</text:p>
              </table:table-cell>
              <table:table-cell office:value-type="float" office:value="0.250262166118474">
                <text:p>0.250262166118474</text:p>
              </table:table-cell>
              <table:table-cell office:value-type="float" office:value="0.165512344071768">
                <text:p>0.16551234407176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20710358594184">
                <text:p>0.220710358594184</text:p>
              </table:table-cell>
              <table:table-cell office:value-type="float" office:value="0.0515819579595615">
                <text:p>0.0515819579595615</text:p>
              </table:table-cell>
              <table:table-cell office:value-type="float" office:value="0.374426602484766">
                <text:p>0.374426602484766</text:p>
              </table:table-cell>
              <table:table-cell office:value-type="float" office:value="0.192097249654822">
                <text:p>0.19209724965482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70696851518967">
                <text:p>0.170696851518967</text:p>
              </table:table-cell>
              <table:table-cell office:value-type="float" office:value="0.0607173765092382">
                <text:p>0.0607173765092382</text:p>
              </table:table-cell>
              <table:table-cell office:value-type="float" office:value="0.328892813093087">
                <text:p>0.328892813093087</text:p>
              </table:table-cell>
              <table:table-cell office:value-type="float" office:value="0.163466584628748">
                <text:p>0.1634665846287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1039024560668">
                <text:p>0.21039024560668</text:p>
              </table:table-cell>
              <table:table-cell office:value-type="float" office:value="0.0741735993143479">
                <text:p>0.0741735993143479</text:p>
              </table:table-cell>
              <table:table-cell office:value-type="float" office:value="0.425127366427033">
                <text:p>0.425127366427033</text:p>
              </table:table-cell>
              <table:table-cell office:value-type="float" office:value="0.220730943690151">
                <text:p>0.22073094369015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58815407385059">
                <text:p>0.858815407385059</text:p>
              </table:table-cell>
              <table:table-cell office:value-type="float" office:value="0.158652262354947">
                <text:p>0.158652262354947</text:p>
              </table:table-cell>
              <table:table-cell office:value-type="float" office:value="0.725508847327922">
                <text:p>0.725508847327922</text:p>
              </table:table-cell>
              <table:table-cell office:value-type="float" office:value="0.512703430404058">
                <text:p>0.51270343040405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20582730115218">
                <text:p>1.20582730115218</text:p>
              </table:table-cell>
              <table:table-cell office:value-type="float" office:value="0.17365219228379">
                <text:p>0.17365219228379</text:p>
              </table:table-cell>
              <table:table-cell office:value-type="float" office:value="0.823844340623404">
                <text:p>0.823844340623404</text:p>
              </table:table-cell>
              <table:table-cell office:value-type="float" office:value="0.465417258203505">
                <text:p>0.46541725820350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7696112686285">
                <text:p>1.17696112686285</text:p>
              </table:table-cell>
              <table:table-cell office:value-type="float" office:value="0.262230755915468">
                <text:p>0.262230755915468</text:p>
              </table:table-cell>
              <table:table-cell office:value-type="float" office:value="0.816759771625476">
                <text:p>0.816759771625476</text:p>
              </table:table-cell>
              <table:table-cell office:value-type="float" office:value="0.747987943425605">
                <text:p>0.74798794342560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51818063177">
                <text:p>1.151818063177</text:p>
              </table:table-cell>
              <table:table-cell office:value-type="float" office:value="0.196830896107985">
                <text:p>0.196830896107985</text:p>
              </table:table-cell>
              <table:table-cell office:value-type="float" office:value="0.825228021042274">
                <text:p>0.825228021042274</text:p>
              </table:table-cell>
              <table:table-cell office:value-type="float" office:value="1.05029056286934">
                <text:p>1.050290562869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8851365118718">
                <text:p>1.18851365118718</text:p>
              </table:table-cell>
              <table:table-cell office:value-type="float" office:value="0.269173536527056">
                <text:p>0.269173536527056</text:p>
              </table:table-cell>
              <table:table-cell office:value-type="float" office:value="0.859399262403645">
                <text:p>0.859399262403645</text:p>
              </table:table-cell>
              <table:table-cell office:value-type="float" office:value="0.878229009174052">
                <text:p>0.87822900917405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66828060647766">
                <text:p>0.766828060647766</text:p>
              </table:table-cell>
              <table:table-cell office:value-type="float" office:value="0.131619939996749">
                <text:p>0.131619939996749</text:p>
              </table:table-cell>
              <table:table-cell office:value-type="float" office:value="0.667895594159945">
                <text:p>0.667895594159945</text:p>
              </table:table-cell>
              <table:table-cell office:value-type="float" office:value="0.566473385457349">
                <text:p>0.56647338545734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8137133862967">
                <text:p>1.18137133862967</text:p>
              </table:table-cell>
              <table:table-cell office:value-type="float" office:value="0.253831024491737">
                <text:p>0.253831024491737</text:p>
              </table:table-cell>
              <table:table-cell office:value-type="float" office:value="0.805998556240318">
                <text:p>0.805998556240318</text:p>
              </table:table-cell>
              <table:table-cell office:value-type="float" office:value="0.484615563654921">
                <text:p>0.48461556365492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5941125552524">
                <text:p>1.85941125552524</text:p>
              </table:table-cell>
              <table:table-cell office:value-type="float" office:value="0.245705538949045">
                <text:p>0.245705538949045</text:p>
              </table:table-cell>
              <table:table-cell office:value-type="float" office:value="0.831074158169476">
                <text:p>0.831074158169476</text:p>
              </table:table-cell>
              <table:table-cell office:value-type="float" office:value="0.799089241336194">
                <text:p>0.79908924133619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20793560714979">
                <text:p>1.20793560714979</text:p>
              </table:table-cell>
              <table:table-cell office:value-type="float" office:value="0.188525056571488">
                <text:p>0.188525056571488</text:p>
              </table:table-cell>
              <table:table-cell office:value-type="float" office:value="0.827354250091414">
                <text:p>0.827354250091414</text:p>
              </table:table-cell>
              <table:table-cell office:value-type="float" office:value="1.07882034052046">
                <text:p>1.0788203405204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1942383197164">
                <text:p>1.1942383197164</text:p>
              </table:table-cell>
              <table:table-cell office:value-type="float" office:value="0.284880281643893">
                <text:p>0.284880281643893</text:p>
              </table:table-cell>
              <table:table-cell office:value-type="float" office:value="0.852876299425821">
                <text:p>0.852876299425821</text:p>
              </table:table-cell>
              <table:table-cell office:value-type="float" office:value="0.93658851333733">
                <text:p>0.9365885133373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34082804849695">
                <text:p>2.34082804849695</text:p>
              </table:table-cell>
              <table:table-cell office:value-type="float" office:value="0.506817026422834">
                <text:p>0.506817026422834</text:p>
              </table:table-cell>
              <table:table-cell office:value-type="float" office:value="0.908270200247853">
                <text:p>0.908270200247853</text:p>
              </table:table-cell>
              <table:table-cell office:value-type="float" office:value="1.86560051775865">
                <text:p>1.8656005177586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12537693151669">
                <text:p>2.12537693151669</text:p>
              </table:table-cell>
              <table:table-cell office:value-type="float" office:value="0.416007445058092">
                <text:p>0.416007445058092</text:p>
              </table:table-cell>
              <table:table-cell office:value-type="float" office:value="0.963233114508212">
                <text:p>0.963233114508212</text:p>
              </table:table-cell>
              <table:table-cell office:value-type="float" office:value="2.21997406075559">
                <text:p>2.2199740607555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29345472124502">
                <text:p>3.29345472124502</text:p>
              </table:table-cell>
              <table:table-cell office:value-type="float" office:value="0.595493680828014">
                <text:p>0.595493680828014</text:p>
              </table:table-cell>
              <table:table-cell office:value-type="float" office:value="0.957305168985307">
                <text:p>0.957305168985307</text:p>
              </table:table-cell>
              <table:table-cell office:value-type="float" office:value="2.25929259799068">
                <text:p>2.2592925979906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36878859165769">
                <text:p>3.36878859165769</text:p>
              </table:table-cell>
              <table:table-cell office:value-type="float" office:value="0.615754194603711">
                <text:p>0.615754194603711</text:p>
              </table:table-cell>
              <table:table-cell office:value-type="float" office:value="0.957900048972893">
                <text:p>0.957900048972893</text:p>
              </table:table-cell>
              <table:table-cell office:value-type="float" office:value="2.59486671421451">
                <text:p>2.5948667142145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23199327762804">
                <text:p>3.23199327762804</text:p>
              </table:table-cell>
              <table:table-cell office:value-type="float" office:value="0.62426308456654">
                <text:p>0.62426308456654</text:p>
              </table:table-cell>
              <table:table-cell office:value-type="float" office:value="0.966778684253309">
                <text:p>0.966778684253309</text:p>
              </table:table-cell>
              <table:table-cell office:value-type="float" office:value="2.05114443500221">
                <text:p>2.0511444350022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25856013595765">
                <text:p>2.25856013595765</text:p>
              </table:table-cell>
              <table:table-cell office:value-type="float" office:value="0.513285155786473">
                <text:p>0.513285155786473</text:p>
              </table:table-cell>
              <table:table-cell office:value-type="float" office:value="0.926996046717678">
                <text:p>0.926996046717678</text:p>
              </table:table-cell>
              <table:table-cell office:value-type="float" office:value="2.00647246703551">
                <text:p>2.0064724670355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41594816480149">
                <text:p>3.41594816480149</text:p>
              </table:table-cell>
              <table:table-cell office:value-type="float" office:value="0.434204296449497">
                <text:p>0.434204296449497</text:p>
              </table:table-cell>
              <table:table-cell office:value-type="float" office:value="0.977496539253157">
                <text:p>0.977496539253157</text:p>
              </table:table-cell>
              <table:table-cell office:value-type="float" office:value="1.64506165980597">
                <text:p>1.6450616598059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1390180567078">
                <text:p>3.1390180567078</text:p>
              </table:table-cell>
              <table:table-cell office:value-type="float" office:value="0.6127443749428">
                <text:p>0.6127443749428</text:p>
              </table:table-cell>
              <table:table-cell office:value-type="float" office:value="0.958686745814376">
                <text:p>0.958686745814376</text:p>
              </table:table-cell>
              <table:table-cell office:value-type="float" office:value="2.24669280899428">
                <text:p>2.2466928089942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51202542982907">
                <text:p>3.51202542982907</text:p>
              </table:table-cell>
              <table:table-cell office:value-type="float" office:value="0.644250985162967">
                <text:p>0.644250985162967</text:p>
              </table:table-cell>
              <table:table-cell office:value-type="float" office:value="0.991885104987415">
                <text:p>0.991885104987415</text:p>
              </table:table-cell>
              <table:table-cell office:value-type="float" office:value="2.71182824039506">
                <text:p>2.7118282403950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21407259420502">
                <text:p>3.21407259420502</text:p>
              </table:table-cell>
              <table:table-cell office:value-type="float" office:value="0.620134669650637">
                <text:p>0.620134669650637</text:p>
              </table:table-cell>
              <table:table-cell office:value-type="float" office:value="0.95131081254867">
                <text:p>0.95131081254867</text:p>
              </table:table-cell>
              <table:table-cell office:value-type="float" office:value="2.21784359864168">
                <text:p>2.21784359864168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4.45191533114135">
                <text:p>4.45191533114135</text:p>
              </table:table-cell>
              <table:table-cell office:value-type="float" office:value="1.27831021240979">
                <text:p>1.27831021240979</text:p>
              </table:table-cell>
              <table:table-cell office:value-type="float" office:value="1.00637980217634">
                <text:p>1.00637980217634</text:p>
              </table:table-cell>
              <table:table-cell office:value-type="float" office:value="1.3220460761432">
                <text:p>1.3220460761432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85692766200181">
                <text:p>3.85692766200181</text:p>
              </table:table-cell>
              <table:table-cell office:value-type="float" office:value="1.26023220291024">
                <text:p>1.26023220291024</text:p>
              </table:table-cell>
              <table:table-cell office:value-type="float" office:value="0.970579023812143">
                <text:p>0.970579023812143</text:p>
              </table:table-cell>
              <table:table-cell office:value-type="float" office:value="3.52391932573326">
                <text:p>3.52391932573326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7929500788838">
                <text:p>3.7929500788838</text:p>
              </table:table-cell>
              <table:table-cell office:value-type="float" office:value="1.15901402114953">
                <text:p>1.15901402114953</text:p>
              </table:table-cell>
              <table:table-cell office:value-type="float" office:value="0.950371927534812">
                <text:p>0.950371927534812</text:p>
              </table:table-cell>
              <table:table-cell office:value-type="float" office:value="3.25859408344924">
                <text:p>3.25859408344924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77061927413842">
                <text:p>3.77061927413842</text:p>
              </table:table-cell>
              <table:table-cell office:value-type="float" office:value="1.22387596212216">
                <text:p>1.22387596212216</text:p>
              </table:table-cell>
              <table:table-cell office:value-type="float" office:value="0.918147700163535">
                <text:p>0.918147700163535</text:p>
              </table:table-cell>
              <table:table-cell office:value-type="float" office:value="3.35587667383976">
                <text:p>3.35587667383976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79427198695452">
                <text:p>3.79427198695452</text:p>
              </table:table-cell>
              <table:table-cell office:value-type="float" office:value="1.382822903371">
                <text:p>1.382822903371</text:p>
              </table:table-cell>
              <table:table-cell office:value-type="float" office:value="0.959746073637304">
                <text:p>0.959746073637304</text:p>
              </table:table-cell>
              <table:table-cell office:value-type="float" office:value="3.44834813659218">
                <text:p>3.4483481365921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1450663569301">
                <text:p>3.51450663569301</text:p>
              </table:table-cell>
              <table:table-cell office:value-type="float" office:value="1.42108294105104">
                <text:p>1.42108294105104</text:p>
              </table:table-cell>
              <table:table-cell office:value-type="float" office:value="0.985529533696066">
                <text:p>0.985529533696066</text:p>
              </table:table-cell>
              <table:table-cell office:value-type="float" office:value="3.07374911830076">
                <text:p>3.0737491183007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1972981387055">
                <text:p>3.51972981387055</text:p>
              </table:table-cell>
              <table:table-cell office:value-type="float" office:value="1.67168296081097">
                <text:p>1.67168296081097</text:p>
              </table:table-cell>
              <table:table-cell office:value-type="float" office:value="0.967841017516347">
                <text:p>0.967841017516347</text:p>
              </table:table-cell>
              <table:table-cell office:value-type="float" office:value="3.20553482897999">
                <text:p>3.2055348289799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2406579566638">
                <text:p>3.62406579566638</text:p>
              </table:table-cell>
              <table:table-cell office:value-type="float" office:value="0.745356153142969">
                <text:p>0.745356153142969</text:p>
              </table:table-cell>
              <table:table-cell office:value-type="float" office:value="0.978514607340417">
                <text:p>0.978514607340417</text:p>
              </table:table-cell>
              <table:table-cell office:value-type="float" office:value="3.19218175284718">
                <text:p>3.1921817528471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1482637168826">
                <text:p>3.61482637168826</text:p>
              </table:table-cell>
              <table:table-cell office:value-type="float" office:value="1.57208109579453">
                <text:p>1.57208109579453</text:p>
              </table:table-cell>
              <table:table-cell office:value-type="float" office:value="0.955582479115127">
                <text:p>0.955582479115127</text:p>
              </table:table-cell>
              <table:table-cell office:value-type="float" office:value="3.20333420142824">
                <text:p>3.20333420142824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1981514936615">
                <text:p>3.61981514936615</text:p>
              </table:table-cell>
              <table:table-cell office:value-type="float" office:value="1.5237399529559">
                <text:p>1.5237399529559</text:p>
              </table:table-cell>
              <table:table-cell office:value-type="float" office:value="0.976732051740092">
                <text:p>0.976732051740092</text:p>
              </table:table-cell>
              <table:table-cell office:value-type="float" office:value="3.14893750756082">
                <text:p>3.1489375075608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1776198652042">
                <text:p>3.51776198652042</text:p>
              </table:table-cell>
              <table:table-cell office:value-type="float" office:value="1.31203254205465">
                <text:p>1.31203254205465</text:p>
              </table:table-cell>
              <table:table-cell office:value-type="float" office:value="0.98201650192736">
                <text:p>0.98201650192736</text:p>
              </table:table-cell>
              <table:table-cell office:value-type="float" office:value="3.07962901579625">
                <text:p>3.0796290157962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8829251868127">
                <text:p>3.58829251868127</text:p>
              </table:table-cell>
              <table:table-cell office:value-type="float" office:value="1.58788133111121">
                <text:p>1.58788133111121</text:p>
              </table:table-cell>
              <table:table-cell office:value-type="float" office:value="0.988058454588013">
                <text:p>0.988058454588013</text:p>
              </table:table-cell>
              <table:table-cell office:value-type="float" office:value="3.0785928230919">
                <text:p>3.078592823091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1646254927955">
                <text:p>3.61646254927955</text:p>
              </table:table-cell>
              <table:table-cell office:value-type="float" office:value="1.40881221768582">
                <text:p>1.40881221768582</text:p>
              </table:table-cell>
              <table:table-cell office:value-type="float" office:value="0.98032637674694">
                <text:p>0.98032637674694</text:p>
              </table:table-cell>
              <table:table-cell office:value-type="float" office:value="3.17659233977977">
                <text:p>3.1765923397797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58288770595811">
                <text:p>3.58288770595811</text:p>
              </table:table-cell>
              <table:table-cell office:value-type="float" office:value="0.749203994509336">
                <text:p>0.749203994509336</text:p>
              </table:table-cell>
              <table:table-cell office:value-type="float" office:value="0.978020569705958">
                <text:p>0.978020569705958</text:p>
              </table:table-cell>
              <table:table-cell office:value-type="float" office:value="3.17058664513845">
                <text:p>3.1705866451384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.63320060573816">
                <text:p>3.63320060573816</text:p>
              </table:table-cell>
              <table:table-cell office:value-type="float" office:value="1.66477450406919">
                <text:p>1.66477450406919</text:p>
              </table:table-cell>
              <table:table-cell office:value-type="float" office:value="0.983058501593553">
                <text:p>0.983058501593553</text:p>
              </table:table-cell>
              <table:table-cell office:value-type="float" office:value="3.23337179015209">
                <text:p>3.23337179015209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6205588265813">
                <text:p>3.36205588265813</text:p>
              </table:table-cell>
              <table:table-cell office:value-type="float" office:value="1.04624323394355">
                <text:p>1.04624323394355</text:p>
              </table:table-cell>
              <table:table-cell office:value-type="float" office:value="0.993858044128269">
                <text:p>0.993858044128269</text:p>
              </table:table-cell>
              <table:table-cell office:value-type="float" office:value="2.03482366343022">
                <text:p>2.03482366343022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8276193711523">
                <text:p>3.38276193711523</text:p>
              </table:table-cell>
              <table:table-cell office:value-type="float" office:value="1.33455149319991">
                <text:p>1.33455149319991</text:p>
              </table:table-cell>
              <table:table-cell office:value-type="float" office:value="0.988384200153786">
                <text:p>0.988384200153786</text:p>
              </table:table-cell>
              <table:table-cell office:value-type="float" office:value="3.11808047361483">
                <text:p>3.11808047361483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41224135361828">
                <text:p>3.41224135361828</text:p>
              </table:table-cell>
              <table:table-cell office:value-type="float" office:value="1.73552972442253">
                <text:p>1.73552972442253</text:p>
              </table:table-cell>
              <table:table-cell office:value-type="float" office:value="0.958752681763426">
                <text:p>0.958752681763426</text:p>
              </table:table-cell>
              <table:table-cell office:value-type="float" office:value="3.06500454860269">
                <text:p>3.06500454860269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24370672624882">
                <text:p>3.24370672624882</text:p>
              </table:table-cell>
              <table:table-cell office:value-type="float" office:value="1.87117447590789">
                <text:p>1.87117447590789</text:p>
              </table:table-cell>
              <table:table-cell office:value-type="float" office:value="0.952584621776668">
                <text:p>0.952584621776668</text:p>
              </table:table-cell>
              <table:table-cell office:value-type="float" office:value="3.0289280726914">
                <text:p>3.028928072691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46982983396361">
                <text:p>3.46982983396361</text:p>
              </table:table-cell>
              <table:table-cell office:value-type="float" office:value="2.4707166333868">
                <text:p>2.4707166333868</text:p>
              </table:table-cell>
              <table:table-cell office:value-type="float" office:value="0.946710912432316">
                <text:p>0.946710912432316</text:p>
              </table:table-cell>
              <table:table-cell office:value-type="float" office:value="3.06948070520916">
                <text:p>3.0694807052091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481131492805">
                <text:p>3.7481131492805</text:p>
              </table:table-cell>
              <table:table-cell office:value-type="float" office:value="1.74710896882831">
                <text:p>1.74710896882831</text:p>
              </table:table-cell>
              <table:table-cell office:value-type="float" office:value="0.999592546243921">
                <text:p>0.999592546243921</text:p>
              </table:table-cell>
              <table:table-cell office:value-type="float" office:value="3.26607448904992">
                <text:p>3.2660744890499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959507771055">
                <text:p>3.6959507771055</text:p>
              </table:table-cell>
              <table:table-cell office:value-type="float" office:value="2.17780349649218">
                <text:p>2.17780349649218</text:p>
              </table:table-cell>
              <table:table-cell office:value-type="float" office:value="0.995090800719152">
                <text:p>0.995090800719152</text:p>
              </table:table-cell>
              <table:table-cell office:value-type="float" office:value="2.47059020631786">
                <text:p>2.4705902063178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9299681796586">
                <text:p>3.69299681796586</text:p>
              </table:table-cell>
              <table:table-cell office:value-type="float" office:value="1.91798599220614">
                <text:p>1.91798599220614</text:p>
              </table:table-cell>
              <table:table-cell office:value-type="float" office:value="0.989141439730902">
                <text:p>0.989141439730902</text:p>
              </table:table-cell>
              <table:table-cell office:value-type="float" office:value="2.47629967834862">
                <text:p>2.4762996783486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8501714741071">
                <text:p>3.68501714741071</text:p>
              </table:table-cell>
              <table:table-cell office:value-type="float" office:value="1.6344819836238">
                <text:p>1.6344819836238</text:p>
              </table:table-cell>
              <table:table-cell office:value-type="float" office:value="0.999603463635053">
                <text:p>0.999603463635053</text:p>
              </table:table-cell>
              <table:table-cell office:value-type="float" office:value="3.16064105114775">
                <text:p>3.1606410511477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14101618924135">
                <text:p>3.14101618924135</text:p>
              </table:table-cell>
              <table:table-cell office:value-type="float" office:value="1.47126648299919">
                <text:p>1.47126648299919</text:p>
              </table:table-cell>
              <table:table-cell office:value-type="float" office:value="1.00692284414859">
                <text:p>1.00692284414859</text:p>
              </table:table-cell>
              <table:table-cell office:value-type="float" office:value="3.1612350066504">
                <text:p>3.161235006650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2330146436589">
                <text:p>3.72330146436589</text:p>
              </table:table-cell>
              <table:table-cell office:value-type="float" office:value="1.86687082997325">
                <text:p>1.86687082997325</text:p>
              </table:table-cell>
              <table:table-cell office:value-type="float" office:value="0.989056197576635">
                <text:p>0.989056197576635</text:p>
              </table:table-cell>
              <table:table-cell office:value-type="float" office:value="3.17254996279799">
                <text:p>3.17254996279799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1673811269338">
                <text:p>3.71673811269338</text:p>
              </table:table-cell>
              <table:table-cell office:value-type="float" office:value="2.27785538175007">
                <text:p>2.27785538175007</text:p>
              </table:table-cell>
              <table:table-cell office:value-type="float" office:value="0.99431670881784">
                <text:p>0.99431670881784</text:p>
              </table:table-cell>
              <table:table-cell office:value-type="float" office:value="3.1292594253021">
                <text:p>3.129259425302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64572771546478">
                <text:p>3.64572771546478</text:p>
              </table:table-cell>
              <table:table-cell office:value-type="float" office:value="2.40308630091509">
                <text:p>2.40308630091509</text:p>
              </table:table-cell>
              <table:table-cell office:value-type="float" office:value="0.994768397055367">
                <text:p>0.994768397055367</text:p>
              </table:table-cell>
              <table:table-cell office:value-type="float" office:value="2.91126184530285">
                <text:p>2.9112618453028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36528586346865">
                <text:p>3.36528586346865</text:p>
              </table:table-cell>
              <table:table-cell office:value-type="float" office:value="2.37522561507267">
                <text:p>2.37522561507267</text:p>
              </table:table-cell>
              <table:table-cell office:value-type="float" office:value="0.99114540606973">
                <text:p>0.99114540606973</text:p>
              </table:table-cell>
              <table:table-cell office:value-type="float" office:value="3.06292063336163">
                <text:p>3.06292063336163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72590511473606">
                <text:p>3.72590511473606</text:p>
              </table:table-cell>
              <table:table-cell office:value-type="float" office:value="2.30516075499747">
                <text:p>2.30516075499747</text:p>
              </table:table-cell>
              <table:table-cell office:value-type="float" office:value="0.986125471920832">
                <text:p>0.986125471920832</text:p>
              </table:table-cell>
              <table:table-cell office:value-type="float" office:value="3.02571122617151">
                <text:p>3.02571122617151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36265360224593">
                <text:p>3.36265360224593</text:p>
              </table:table-cell>
              <table:table-cell office:value-type="float" office:value="3.26707037622997">
                <text:p>3.26707037622997</text:p>
              </table:table-cell>
              <table:table-cell office:value-type="float" office:value="0.991573219349148">
                <text:p>0.991573219349148</text:p>
              </table:table-cell>
              <table:table-cell office:value-type="float" office:value="3.24668099280192">
                <text:p>3.24668099280192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2386024770629">
                <text:p>3.62386024770629</text:p>
              </table:table-cell>
              <table:table-cell office:value-type="float" office:value="3.45283726283157">
                <text:p>3.45283726283157</text:p>
              </table:table-cell>
              <table:table-cell office:value-type="float" office:value="0.993757194185281">
                <text:p>0.993757194185281</text:p>
              </table:table-cell>
              <table:table-cell office:value-type="float" office:value="3.25773137366181">
                <text:p>3.25773137366181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4352223651153">
                <text:p>3.64352223651153</text:p>
              </table:table-cell>
              <table:table-cell office:value-type="float" office:value="3.64352335306092">
                <text:p>3.64352335306092</text:p>
              </table:table-cell>
              <table:table-cell office:value-type="float" office:value="1.02452414210133">
                <text:p>1.02452414210133</text:p>
              </table:table-cell>
              <table:table-cell office:value-type="float" office:value="3.29718401846218">
                <text:p>3.29718401846218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68712373831787">
                <text:p>3.68712373831787</text:p>
              </table:table-cell>
              <table:table-cell office:value-type="float" office:value="3.75050507665791">
                <text:p>3.75050507665791</text:p>
              </table:table-cell>
              <table:table-cell office:value-type="float" office:value="1.02772211250967">
                <text:p>1.02772211250967</text:p>
              </table:table-cell>
              <table:table-cell office:value-type="float" office:value="3.27718869160252">
                <text:p>3.27718869160252</text:p>
              </table:table-cell>
            </table:table-row>
            <table:table-row>
              <table:table-cell office:value-type="float" office:value="801000000">
                <text:p>801000000</text:p>
              </table:table-cell>
              <table:table-cell office:value-type="float" office:value="3.71674477590171">
                <text:p>3.71674477590171</text:p>
              </table:table-cell>
              <table:table-cell office:value-type="float" office:value="3.79723394773986">
                <text:p>3.79723394773986</text:p>
              </table:table-cell>
              <table:table-cell office:value-type="float" office:value="1.03037326213772">
                <text:p>1.03037326213772</text:p>
              </table:table-cell>
              <table:table-cell office:value-type="float" office:value="3.35437036642961">
                <text:p>3.35437036642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67cm" svg:height="13.15cm" xlink:href=".." xlink:type="simple" chart:class="chart:bar" chart:style-name="ch1">
        <chart:title svg:x="6.335cm" svg:y="0.399cm" chart:style-name="ch2">
          <text:p>Comparing the performance of concurrency implementations in Java</text:p>
        </chart:title>
        <chart:subtitle svg:x="11.045cm" svg:y="1.441cm" chart:style-name="ch3">
          <text:p>PC Results (by range)</text:p>
        </chart:subtitle>
        <chart:legend chart:legend-position="end" svg:x="23.38cm" svg:y="5.477cm" style:legend-expansion="high" chart:style-name="ch4"/>
        <chart:plot-area chart:style-name="ch5" table:cell-range-address="results_4_CORES_PC_BY_RANGE.F2:results_4_CORES_PC_BY_RANGE.G72 results_4_CORES_PC_BY_RANGE.C1:results_4_CORES_PC_BY_RANGE.E72 results_4_CORES_PC_BY_RANGE.F1:results_4_CORES_PC_BY_RANGE.F1" chart:data-source-has-labels="both" svg:x="1.559cm" svg:y="2.65cm" svg:width="20.779cm" svg:height="9.229cm">
          <chartooo:coordinate-region svg:x="2.286cm" svg:y="2.862cm" svg:width="20.052cm" svg:height="7.92cm"/>
          <chart:axis chart:dimension="x" chart:name="primary-x" chart:style-name="ch6" chartooo:axis-type="auto">
            <chartooo:date-scale/>
            <chart:title svg:x="10.793cm" svg:y="12.143cm" chart:style-name="ch7">
              <text:p>Size of data set</text:p>
            </chart:title>
            <chart:categories table:cell-range-address="results_4_CORES_PC_BY_RANGE.G2:results_4_CORES_PC_BY_RANGE.G72"/>
          </chart:axis>
          <chart:axis chart:dimension="y" chart:name="primary-y" chart:style-name="ch8">
            <chart:title svg:x="0.451cm" svg:y="11.74cm" chart:style-name="ch9">
              <text:p>Performance ( baseline total time / implementation total time)</text:p>
            </chart:title>
            <chart:grid chart:style-name="ch10" chart:class="major"/>
          </chart:axis>
          <chart:series chart:style-name="ch11" chart:values-cell-range-address="results_4_CORES_PC_BY_RANGE.C2:results_4_CORES_PC_BY_RANGE.C72" chart:label-cell-address="results_4_CORES_PC_BY_RANGE.C1:results_4_CORES_PC_BY_RANGE.C1" chart:class="chart:bar">
            <chart:data-point chart:repeated="71"/>
          </chart:series>
          <chart:series chart:style-name="ch12" chart:values-cell-range-address="results_4_CORES_PC_BY_RANGE.D2:results_4_CORES_PC_BY_RANGE.D72" chart:label-cell-address="results_4_CORES_PC_BY_RANGE.D1:results_4_CORES_PC_BY_RANGE.D1" chart:class="chart:bar">
            <chart:data-point chart:repeated="71"/>
          </chart:series>
          <chart:series chart:style-name="ch13" chart:values-cell-range-address="results_4_CORES_PC_BY_RANGE.E2:results_4_CORES_PC_BY_RANGE.E72" chart:label-cell-address="results_4_CORES_PC_BY_RANGE.E1:results_4_CORES_PC_BY_RANGE.E1" chart:class="chart:bar">
            <chart:data-point chart:repeated="71"/>
          </chart:series>
          <chart:series chart:style-name="ch14" chart:values-cell-range-address="results_4_CORES_PC_BY_RANGE.F2:results_4_CORES_PC_BY_RANGE.F72" chart:label-cell-address="results_4_CORES_PC_BY_RANGE.F1:results_4_CORES_PC_BY_RANGE.F1" chart:class="chart:bar">
            <chart:data-point chart:repeated="7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C/MT ratio</text:p>
                <draw:g>
                  <svg:desc>results_4_CORES_PC_BY_RANGE.C1:results_4_CORES_PC_BY_RANGE.C1</svg:desc>
                </draw:g>
              </table:table-cell>
              <table:table-cell office:value-type="string">
                <text:p> NC/TP ratio</text:p>
                <draw:g>
                  <svg:desc>results_4_CORES_PC_BY_RANGE.D1:results_4_CORES_PC_BY_RANGE.D1</svg:desc>
                </draw:g>
              </table:table-cell>
              <table:table-cell office:value-type="string">
                <text:p> NC/SS ratio</text:p>
                <draw:g>
                  <svg:desc>results_4_CORES_PC_BY_RANGE.E1:results_4_CORES_PC_BY_RANGE.E1</svg:desc>
                </draw:g>
              </table:table-cell>
              <table:table-cell office:value-type="string">
                <text:p> NC/PS ratio</text:p>
                <draw:g>
                  <svg:desc>results_4_CORES_PC_BY_RANGE.F1:results_4_CORES_PC_BY_RANGE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s_4_CORES_PC_BY_RANGE.G2:results_4_CORES_PC_BY_RANGE.G72</svg:desc>
                </draw:g>
              </table:table-cell>
              <table:table-cell office:value-type="float" office:value="3.37763949811282">
                <text:p>3.37763949811282</text:p>
                <draw:g>
                  <svg:desc>results_4_CORES_PC_BY_RANGE.C2:results_4_CORES_PC_BY_RANGE.C72</svg:desc>
                </draw:g>
              </table:table-cell>
              <table:table-cell office:value-type="float" office:value="0.31913371996192">
                <text:p>0.31913371996192</text:p>
                <draw:g>
                  <svg:desc>results_4_CORES_PC_BY_RANGE.D2:results_4_CORES_PC_BY_RANGE.D72</svg:desc>
                </draw:g>
              </table:table-cell>
              <table:table-cell office:value-type="float" office:value="0.0279299641015904">
                <text:p>0.0279299641015904</text:p>
                <draw:g>
                  <svg:desc>results_4_CORES_PC_BY_RANGE.E2:results_4_CORES_PC_BY_RANGE.E72</svg:desc>
                </draw:g>
              </table:table-cell>
              <table:table-cell office:value-type="float" office:value="0.0341467726901391">
                <text:p>0.0341467726901391</text:p>
                <draw:g>
                  <svg:desc>results_4_CORES_PC_BY_RANGE.F2:results_4_CORES_PC_BY_RANGE.F7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0807278546661">
                <text:p>0.320807278546661</text:p>
              </table:table-cell>
              <table:table-cell office:value-type="float" office:value="0.0553337346934139">
                <text:p>0.0553337346934139</text:p>
              </table:table-cell>
              <table:table-cell office:value-type="float" office:value="0.286081339010424">
                <text:p>0.286081339010424</text:p>
              </table:table-cell>
              <table:table-cell office:value-type="float" office:value="0.252846387222855">
                <text:p>0.2528463872228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39644042944061">
                <text:p>0.239644042944061</text:p>
              </table:table-cell>
              <table:table-cell office:value-type="float" office:value="0.0686244132407067">
                <text:p>0.0686244132407067</text:p>
              </table:table-cell>
              <table:table-cell office:value-type="float" office:value="0.357876720948378">
                <text:p>0.357876720948378</text:p>
              </table:table-cell>
              <table:table-cell office:value-type="float" office:value="0.172952853598015">
                <text:p>0.1729528535980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6722643401861">
                <text:p>0.196722643401861</text:p>
              </table:table-cell>
              <table:table-cell office:value-type="float" office:value="0.0678354335972671">
                <text:p>0.0678354335972671</text:p>
              </table:table-cell>
              <table:table-cell office:value-type="float" office:value="0.394739209138642">
                <text:p>0.394739209138642</text:p>
              </table:table-cell>
              <table:table-cell office:value-type="float" office:value="0.194176126543423">
                <text:p>0.19417612654342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5326921669282">
                <text:p>0.225326921669282</text:p>
              </table:table-cell>
              <table:table-cell office:value-type="float" office:value="0.0730458969070889">
                <text:p>0.0730458969070889</text:p>
              </table:table-cell>
              <table:table-cell office:value-type="float" office:value="0.398684603213037">
                <text:p>0.398684603213037</text:p>
              </table:table-cell>
              <table:table-cell office:value-type="float" office:value="0.200000564957388">
                <text:p>0.2000005649573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5872390212872">
                <text:p>1.75872390212872</text:p>
              </table:table-cell>
              <table:table-cell office:value-type="float" office:value="0.253959164780218">
                <text:p>0.253959164780218</text:p>
              </table:table-cell>
              <table:table-cell office:value-type="float" office:value="0.0243931708858149">
                <text:p>0.0243931708858149</text:p>
              </table:table-cell>
              <table:table-cell office:value-type="float" office:value="0.0237393551812934">
                <text:p>0.02373935518129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272687725665">
                <text:p>0.217272687725665</text:p>
              </table:table-cell>
              <table:table-cell office:value-type="float" office:value="0.0414930717298927">
                <text:p>0.0414930717298927</text:p>
              </table:table-cell>
              <table:table-cell office:value-type="float" office:value="0.250262166118474">
                <text:p>0.250262166118474</text:p>
              </table:table-cell>
              <table:table-cell office:value-type="float" office:value="0.165512344071768">
                <text:p>0.165512344071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0710358594184">
                <text:p>0.220710358594184</text:p>
              </table:table-cell>
              <table:table-cell office:value-type="float" office:value="0.0515819579595615">
                <text:p>0.0515819579595615</text:p>
              </table:table-cell>
              <table:table-cell office:value-type="float" office:value="0.374426602484766">
                <text:p>0.374426602484766</text:p>
              </table:table-cell>
              <table:table-cell office:value-type="float" office:value="0.192097249654822">
                <text:p>0.1920972496548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0696851518967">
                <text:p>0.170696851518967</text:p>
              </table:table-cell>
              <table:table-cell office:value-type="float" office:value="0.0607173765092382">
                <text:p>0.0607173765092382</text:p>
              </table:table-cell>
              <table:table-cell office:value-type="float" office:value="0.328892813093087">
                <text:p>0.328892813093087</text:p>
              </table:table-cell>
              <table:table-cell office:value-type="float" office:value="0.163466584628748">
                <text:p>0.1634665846287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039024560668">
                <text:p>0.21039024560668</text:p>
              </table:table-cell>
              <table:table-cell office:value-type="float" office:value="0.0741735993143479">
                <text:p>0.0741735993143479</text:p>
              </table:table-cell>
              <table:table-cell office:value-type="float" office:value="0.425127366427033">
                <text:p>0.425127366427033</text:p>
              </table:table-cell>
              <table:table-cell office:value-type="float" office:value="0.220730943690151">
                <text:p>0.22073094369015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58815407385059">
                <text:p>0.858815407385059</text:p>
              </table:table-cell>
              <table:table-cell office:value-type="float" office:value="0.158652262354947">
                <text:p>0.158652262354947</text:p>
              </table:table-cell>
              <table:table-cell office:value-type="float" office:value="0.725508847327922">
                <text:p>0.725508847327922</text:p>
              </table:table-cell>
              <table:table-cell office:value-type="float" office:value="0.512703430404058">
                <text:p>0.5127034304040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0582730115218">
                <text:p>1.20582730115218</text:p>
              </table:table-cell>
              <table:table-cell office:value-type="float" office:value="0.17365219228379">
                <text:p>0.17365219228379</text:p>
              </table:table-cell>
              <table:table-cell office:value-type="float" office:value="0.823844340623404">
                <text:p>0.823844340623404</text:p>
              </table:table-cell>
              <table:table-cell office:value-type="float" office:value="0.465417258203505">
                <text:p>0.4654172582035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7696112686285">
                <text:p>1.17696112686285</text:p>
              </table:table-cell>
              <table:table-cell office:value-type="float" office:value="0.262230755915468">
                <text:p>0.262230755915468</text:p>
              </table:table-cell>
              <table:table-cell office:value-type="float" office:value="0.816759771625476">
                <text:p>0.816759771625476</text:p>
              </table:table-cell>
              <table:table-cell office:value-type="float" office:value="0.747987943425605">
                <text:p>0.7479879434256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51818063177">
                <text:p>1.151818063177</text:p>
              </table:table-cell>
              <table:table-cell office:value-type="float" office:value="0.196830896107985">
                <text:p>0.196830896107985</text:p>
              </table:table-cell>
              <table:table-cell office:value-type="float" office:value="0.825228021042274">
                <text:p>0.825228021042274</text:p>
              </table:table-cell>
              <table:table-cell office:value-type="float" office:value="1.05029056286934">
                <text:p>1.050290562869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8851365118718">
                <text:p>1.18851365118718</text:p>
              </table:table-cell>
              <table:table-cell office:value-type="float" office:value="0.269173536527056">
                <text:p>0.269173536527056</text:p>
              </table:table-cell>
              <table:table-cell office:value-type="float" office:value="0.859399262403645">
                <text:p>0.859399262403645</text:p>
              </table:table-cell>
              <table:table-cell office:value-type="float" office:value="0.878229009174052">
                <text:p>0.8782290091740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66828060647766">
                <text:p>0.766828060647766</text:p>
              </table:table-cell>
              <table:table-cell office:value-type="float" office:value="0.131619939996749">
                <text:p>0.131619939996749</text:p>
              </table:table-cell>
              <table:table-cell office:value-type="float" office:value="0.667895594159945">
                <text:p>0.667895594159945</text:p>
              </table:table-cell>
              <table:table-cell office:value-type="float" office:value="0.566473385457349">
                <text:p>0.5664733854573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8137133862967">
                <text:p>1.18137133862967</text:p>
              </table:table-cell>
              <table:table-cell office:value-type="float" office:value="0.253831024491737">
                <text:p>0.253831024491737</text:p>
              </table:table-cell>
              <table:table-cell office:value-type="float" office:value="0.805998556240318">
                <text:p>0.805998556240318</text:p>
              </table:table-cell>
              <table:table-cell office:value-type="float" office:value="0.484615563654921">
                <text:p>0.4846155636549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85941125552524">
                <text:p>1.85941125552524</text:p>
              </table:table-cell>
              <table:table-cell office:value-type="float" office:value="0.245705538949045">
                <text:p>0.245705538949045</text:p>
              </table:table-cell>
              <table:table-cell office:value-type="float" office:value="0.831074158169476">
                <text:p>0.831074158169476</text:p>
              </table:table-cell>
              <table:table-cell office:value-type="float" office:value="0.799089241336194">
                <text:p>0.79908924133619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0793560714979">
                <text:p>1.20793560714979</text:p>
              </table:table-cell>
              <table:table-cell office:value-type="float" office:value="0.188525056571488">
                <text:p>0.188525056571488</text:p>
              </table:table-cell>
              <table:table-cell office:value-type="float" office:value="0.827354250091414">
                <text:p>0.827354250091414</text:p>
              </table:table-cell>
              <table:table-cell office:value-type="float" office:value="1.07882034052046">
                <text:p>1.078820340520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942383197164">
                <text:p>1.1942383197164</text:p>
              </table:table-cell>
              <table:table-cell office:value-type="float" office:value="0.284880281643893">
                <text:p>0.284880281643893</text:p>
              </table:table-cell>
              <table:table-cell office:value-type="float" office:value="0.852876299425821">
                <text:p>0.852876299425821</text:p>
              </table:table-cell>
              <table:table-cell office:value-type="float" office:value="0.93658851333733">
                <text:p>0.936588513337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34082804849695">
                <text:p>2.34082804849695</text:p>
              </table:table-cell>
              <table:table-cell office:value-type="float" office:value="0.506817026422834">
                <text:p>0.506817026422834</text:p>
              </table:table-cell>
              <table:table-cell office:value-type="float" office:value="0.908270200247853">
                <text:p>0.908270200247853</text:p>
              </table:table-cell>
              <table:table-cell office:value-type="float" office:value="1.86560051775865">
                <text:p>1.865600517758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12537693151669">
                <text:p>2.12537693151669</text:p>
              </table:table-cell>
              <table:table-cell office:value-type="float" office:value="0.416007445058092">
                <text:p>0.416007445058092</text:p>
              </table:table-cell>
              <table:table-cell office:value-type="float" office:value="0.963233114508212">
                <text:p>0.963233114508212</text:p>
              </table:table-cell>
              <table:table-cell office:value-type="float" office:value="2.21997406075559">
                <text:p>2.219974060755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9345472124502">
                <text:p>3.29345472124502</text:p>
              </table:table-cell>
              <table:table-cell office:value-type="float" office:value="0.595493680828014">
                <text:p>0.595493680828014</text:p>
              </table:table-cell>
              <table:table-cell office:value-type="float" office:value="0.957305168985307">
                <text:p>0.957305168985307</text:p>
              </table:table-cell>
              <table:table-cell office:value-type="float" office:value="2.25929259799068">
                <text:p>2.259292597990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36878859165769">
                <text:p>3.36878859165769</text:p>
              </table:table-cell>
              <table:table-cell office:value-type="float" office:value="0.615754194603711">
                <text:p>0.615754194603711</text:p>
              </table:table-cell>
              <table:table-cell office:value-type="float" office:value="0.957900048972893">
                <text:p>0.957900048972893</text:p>
              </table:table-cell>
              <table:table-cell office:value-type="float" office:value="2.59486671421451">
                <text:p>2.594866714214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3199327762804">
                <text:p>3.23199327762804</text:p>
              </table:table-cell>
              <table:table-cell office:value-type="float" office:value="0.62426308456654">
                <text:p>0.62426308456654</text:p>
              </table:table-cell>
              <table:table-cell office:value-type="float" office:value="0.966778684253309">
                <text:p>0.966778684253309</text:p>
              </table:table-cell>
              <table:table-cell office:value-type="float" office:value="2.05114443500221">
                <text:p>2.051144435002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25856013595765">
                <text:p>2.25856013595765</text:p>
              </table:table-cell>
              <table:table-cell office:value-type="float" office:value="0.513285155786473">
                <text:p>0.513285155786473</text:p>
              </table:table-cell>
              <table:table-cell office:value-type="float" office:value="0.926996046717678">
                <text:p>0.926996046717678</text:p>
              </table:table-cell>
              <table:table-cell office:value-type="float" office:value="2.00647246703551">
                <text:p>2.006472467035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41594816480149">
                <text:p>3.41594816480149</text:p>
              </table:table-cell>
              <table:table-cell office:value-type="float" office:value="0.434204296449497">
                <text:p>0.434204296449497</text:p>
              </table:table-cell>
              <table:table-cell office:value-type="float" office:value="0.977496539253157">
                <text:p>0.977496539253157</text:p>
              </table:table-cell>
              <table:table-cell office:value-type="float" office:value="1.64506165980597">
                <text:p>1.6450616598059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1390180567078">
                <text:p>3.1390180567078</text:p>
              </table:table-cell>
              <table:table-cell office:value-type="float" office:value="0.6127443749428">
                <text:p>0.6127443749428</text:p>
              </table:table-cell>
              <table:table-cell office:value-type="float" office:value="0.958686745814376">
                <text:p>0.958686745814376</text:p>
              </table:table-cell>
              <table:table-cell office:value-type="float" office:value="2.24669280899428">
                <text:p>2.2466928089942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51202542982907">
                <text:p>3.51202542982907</text:p>
              </table:table-cell>
              <table:table-cell office:value-type="float" office:value="0.644250985162967">
                <text:p>0.644250985162967</text:p>
              </table:table-cell>
              <table:table-cell office:value-type="float" office:value="0.991885104987415">
                <text:p>0.991885104987415</text:p>
              </table:table-cell>
              <table:table-cell office:value-type="float" office:value="2.71182824039506">
                <text:p>2.711828240395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1407259420502">
                <text:p>3.21407259420502</text:p>
              </table:table-cell>
              <table:table-cell office:value-type="float" office:value="0.620134669650637">
                <text:p>0.620134669650637</text:p>
              </table:table-cell>
              <table:table-cell office:value-type="float" office:value="0.95131081254867">
                <text:p>0.95131081254867</text:p>
              </table:table-cell>
              <table:table-cell office:value-type="float" office:value="2.21784359864168">
                <text:p>2.2178435986416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.45191533114135">
                <text:p>4.45191533114135</text:p>
              </table:table-cell>
              <table:table-cell office:value-type="float" office:value="1.27831021240979">
                <text:p>1.27831021240979</text:p>
              </table:table-cell>
              <table:table-cell office:value-type="float" office:value="1.00637980217634">
                <text:p>1.00637980217634</text:p>
              </table:table-cell>
              <table:table-cell office:value-type="float" office:value="1.3220460761432">
                <text:p>1.322046076143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85692766200181">
                <text:p>3.85692766200181</text:p>
              </table:table-cell>
              <table:table-cell office:value-type="float" office:value="1.26023220291024">
                <text:p>1.26023220291024</text:p>
              </table:table-cell>
              <table:table-cell office:value-type="float" office:value="0.970579023812143">
                <text:p>0.970579023812143</text:p>
              </table:table-cell>
              <table:table-cell office:value-type="float" office:value="3.52391932573326">
                <text:p>3.5239193257332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7929500788838">
                <text:p>3.7929500788838</text:p>
              </table:table-cell>
              <table:table-cell office:value-type="float" office:value="1.15901402114953">
                <text:p>1.15901402114953</text:p>
              </table:table-cell>
              <table:table-cell office:value-type="float" office:value="0.950371927534812">
                <text:p>0.950371927534812</text:p>
              </table:table-cell>
              <table:table-cell office:value-type="float" office:value="3.25859408344924">
                <text:p>3.2585940834492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77061927413842">
                <text:p>3.77061927413842</text:p>
              </table:table-cell>
              <table:table-cell office:value-type="float" office:value="1.22387596212216">
                <text:p>1.22387596212216</text:p>
              </table:table-cell>
              <table:table-cell office:value-type="float" office:value="0.918147700163535">
                <text:p>0.918147700163535</text:p>
              </table:table-cell>
              <table:table-cell office:value-type="float" office:value="3.35587667383976">
                <text:p>3.355876673839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79427198695452">
                <text:p>3.79427198695452</text:p>
              </table:table-cell>
              <table:table-cell office:value-type="float" office:value="1.382822903371">
                <text:p>1.382822903371</text:p>
              </table:table-cell>
              <table:table-cell office:value-type="float" office:value="0.959746073637304">
                <text:p>0.959746073637304</text:p>
              </table:table-cell>
              <table:table-cell office:value-type="float" office:value="3.44834813659218">
                <text:p>3.448348136592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1450663569301">
                <text:p>3.51450663569301</text:p>
              </table:table-cell>
              <table:table-cell office:value-type="float" office:value="1.42108294105104">
                <text:p>1.42108294105104</text:p>
              </table:table-cell>
              <table:table-cell office:value-type="float" office:value="0.985529533696066">
                <text:p>0.985529533696066</text:p>
              </table:table-cell>
              <table:table-cell office:value-type="float" office:value="3.07374911830076">
                <text:p>3.0737491183007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1972981387055">
                <text:p>3.51972981387055</text:p>
              </table:table-cell>
              <table:table-cell office:value-type="float" office:value="1.67168296081097">
                <text:p>1.67168296081097</text:p>
              </table:table-cell>
              <table:table-cell office:value-type="float" office:value="0.967841017516347">
                <text:p>0.967841017516347</text:p>
              </table:table-cell>
              <table:table-cell office:value-type="float" office:value="3.20553482897999">
                <text:p>3.205534828979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2406579566638">
                <text:p>3.62406579566638</text:p>
              </table:table-cell>
              <table:table-cell office:value-type="float" office:value="0.745356153142969">
                <text:p>0.745356153142969</text:p>
              </table:table-cell>
              <table:table-cell office:value-type="float" office:value="0.978514607340417">
                <text:p>0.978514607340417</text:p>
              </table:table-cell>
              <table:table-cell office:value-type="float" office:value="3.19218175284718">
                <text:p>3.192181752847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1482637168826">
                <text:p>3.61482637168826</text:p>
              </table:table-cell>
              <table:table-cell office:value-type="float" office:value="1.57208109579453">
                <text:p>1.57208109579453</text:p>
              </table:table-cell>
              <table:table-cell office:value-type="float" office:value="0.955582479115127">
                <text:p>0.955582479115127</text:p>
              </table:table-cell>
              <table:table-cell office:value-type="float" office:value="3.20333420142824">
                <text:p>3.2033342014282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1981514936615">
                <text:p>3.61981514936615</text:p>
              </table:table-cell>
              <table:table-cell office:value-type="float" office:value="1.5237399529559">
                <text:p>1.5237399529559</text:p>
              </table:table-cell>
              <table:table-cell office:value-type="float" office:value="0.976732051740092">
                <text:p>0.976732051740092</text:p>
              </table:table-cell>
              <table:table-cell office:value-type="float" office:value="3.14893750756082">
                <text:p>3.1489375075608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1776198652042">
                <text:p>3.51776198652042</text:p>
              </table:table-cell>
              <table:table-cell office:value-type="float" office:value="1.31203254205465">
                <text:p>1.31203254205465</text:p>
              </table:table-cell>
              <table:table-cell office:value-type="float" office:value="0.98201650192736">
                <text:p>0.98201650192736</text:p>
              </table:table-cell>
              <table:table-cell office:value-type="float" office:value="3.07962901579625">
                <text:p>3.079629015796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8829251868127">
                <text:p>3.58829251868127</text:p>
              </table:table-cell>
              <table:table-cell office:value-type="float" office:value="1.58788133111121">
                <text:p>1.58788133111121</text:p>
              </table:table-cell>
              <table:table-cell office:value-type="float" office:value="0.988058454588013">
                <text:p>0.988058454588013</text:p>
              </table:table-cell>
              <table:table-cell office:value-type="float" office:value="3.0785928230919">
                <text:p>3.07859282309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1646254927955">
                <text:p>3.61646254927955</text:p>
              </table:table-cell>
              <table:table-cell office:value-type="float" office:value="1.40881221768582">
                <text:p>1.40881221768582</text:p>
              </table:table-cell>
              <table:table-cell office:value-type="float" office:value="0.98032637674694">
                <text:p>0.98032637674694</text:p>
              </table:table-cell>
              <table:table-cell office:value-type="float" office:value="3.17659233977977">
                <text:p>3.176592339779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58288770595811">
                <text:p>3.58288770595811</text:p>
              </table:table-cell>
              <table:table-cell office:value-type="float" office:value="0.749203994509336">
                <text:p>0.749203994509336</text:p>
              </table:table-cell>
              <table:table-cell office:value-type="float" office:value="0.978020569705958">
                <text:p>0.978020569705958</text:p>
              </table:table-cell>
              <table:table-cell office:value-type="float" office:value="3.17058664513845">
                <text:p>3.1705866451384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3320060573816">
                <text:p>3.63320060573816</text:p>
              </table:table-cell>
              <table:table-cell office:value-type="float" office:value="1.66477450406919">
                <text:p>1.66477450406919</text:p>
              </table:table-cell>
              <table:table-cell office:value-type="float" office:value="0.983058501593553">
                <text:p>0.983058501593553</text:p>
              </table:table-cell>
              <table:table-cell office:value-type="float" office:value="3.23337179015209">
                <text:p>3.2333717901520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36265360224593">
                <text:p>3.36265360224593</text:p>
              </table:table-cell>
              <table:table-cell office:value-type="float" office:value="3.26707037622997">
                <text:p>3.26707037622997</text:p>
              </table:table-cell>
              <table:table-cell office:value-type="float" office:value="0.991573219349148">
                <text:p>0.991573219349148</text:p>
              </table:table-cell>
              <table:table-cell office:value-type="float" office:value="3.24668099280192">
                <text:p>3.2466809928019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2386024770629">
                <text:p>3.62386024770629</text:p>
              </table:table-cell>
              <table:table-cell office:value-type="float" office:value="3.45283726283157">
                <text:p>3.45283726283157</text:p>
              </table:table-cell>
              <table:table-cell office:value-type="float" office:value="0.993757194185281">
                <text:p>0.993757194185281</text:p>
              </table:table-cell>
              <table:table-cell office:value-type="float" office:value="3.25773137366181">
                <text:p>3.2577313736618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4352223651153">
                <text:p>3.64352223651153</text:p>
              </table:table-cell>
              <table:table-cell office:value-type="float" office:value="3.64352335306092">
                <text:p>3.64352335306092</text:p>
              </table:table-cell>
              <table:table-cell office:value-type="float" office:value="1.02452414210133">
                <text:p>1.02452414210133</text:p>
              </table:table-cell>
              <table:table-cell office:value-type="float" office:value="3.29718401846218">
                <text:p>3.297184018462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68712373831787">
                <text:p>3.68712373831787</text:p>
              </table:table-cell>
              <table:table-cell office:value-type="float" office:value="3.75050507665791">
                <text:p>3.75050507665791</text:p>
              </table:table-cell>
              <table:table-cell office:value-type="float" office:value="1.02772211250967">
                <text:p>1.02772211250967</text:p>
              </table:table-cell>
              <table:table-cell office:value-type="float" office:value="3.27718869160252">
                <text:p>3.2771886916025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71674477590171">
                <text:p>3.71674477590171</text:p>
              </table:table-cell>
              <table:table-cell office:value-type="float" office:value="3.79723394773986">
                <text:p>3.79723394773986</text:p>
              </table:table-cell>
              <table:table-cell office:value-type="float" office:value="1.03037326213772">
                <text:p>1.03037326213772</text:p>
              </table:table-cell>
              <table:table-cell office:value-type="float" office:value="3.35437036642961">
                <text:p>3.3543703664296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481131492805">
                <text:p>3.7481131492805</text:p>
              </table:table-cell>
              <table:table-cell office:value-type="float" office:value="1.74710896882831">
                <text:p>1.74710896882831</text:p>
              </table:table-cell>
              <table:table-cell office:value-type="float" office:value="0.999592546243921">
                <text:p>0.999592546243921</text:p>
              </table:table-cell>
              <table:table-cell office:value-type="float" office:value="3.26607448904992">
                <text:p>3.2660744890499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959507771055">
                <text:p>3.6959507771055</text:p>
              </table:table-cell>
              <table:table-cell office:value-type="float" office:value="2.17780349649218">
                <text:p>2.17780349649218</text:p>
              </table:table-cell>
              <table:table-cell office:value-type="float" office:value="0.995090800719152">
                <text:p>0.995090800719152</text:p>
              </table:table-cell>
              <table:table-cell office:value-type="float" office:value="2.47059020631786">
                <text:p>2.470590206317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9299681796586">
                <text:p>3.69299681796586</text:p>
              </table:table-cell>
              <table:table-cell office:value-type="float" office:value="1.91798599220614">
                <text:p>1.91798599220614</text:p>
              </table:table-cell>
              <table:table-cell office:value-type="float" office:value="0.989141439730902">
                <text:p>0.989141439730902</text:p>
              </table:table-cell>
              <table:table-cell office:value-type="float" office:value="2.47629967834862">
                <text:p>2.4762996783486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8501714741071">
                <text:p>3.68501714741071</text:p>
              </table:table-cell>
              <table:table-cell office:value-type="float" office:value="1.6344819836238">
                <text:p>1.6344819836238</text:p>
              </table:table-cell>
              <table:table-cell office:value-type="float" office:value="0.999603463635053">
                <text:p>0.999603463635053</text:p>
              </table:table-cell>
              <table:table-cell office:value-type="float" office:value="3.16064105114775">
                <text:p>3.1606410511477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14101618924135">
                <text:p>3.14101618924135</text:p>
              </table:table-cell>
              <table:table-cell office:value-type="float" office:value="1.47126648299919">
                <text:p>1.47126648299919</text:p>
              </table:table-cell>
              <table:table-cell office:value-type="float" office:value="1.00692284414859">
                <text:p>1.00692284414859</text:p>
              </table:table-cell>
              <table:table-cell office:value-type="float" office:value="3.1612350066504">
                <text:p>3.161235006650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2330146436589">
                <text:p>3.72330146436589</text:p>
              </table:table-cell>
              <table:table-cell office:value-type="float" office:value="1.86687082997325">
                <text:p>1.86687082997325</text:p>
              </table:table-cell>
              <table:table-cell office:value-type="float" office:value="0.989056197576635">
                <text:p>0.989056197576635</text:p>
              </table:table-cell>
              <table:table-cell office:value-type="float" office:value="3.17254996279799">
                <text:p>3.1725499627979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1673811269338">
                <text:p>3.71673811269338</text:p>
              </table:table-cell>
              <table:table-cell office:value-type="float" office:value="2.27785538175007">
                <text:p>2.27785538175007</text:p>
              </table:table-cell>
              <table:table-cell office:value-type="float" office:value="0.99431670881784">
                <text:p>0.99431670881784</text:p>
              </table:table-cell>
              <table:table-cell office:value-type="float" office:value="3.1292594253021">
                <text:p>3.129259425302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64572771546478">
                <text:p>3.64572771546478</text:p>
              </table:table-cell>
              <table:table-cell office:value-type="float" office:value="2.40308630091509">
                <text:p>2.40308630091509</text:p>
              </table:table-cell>
              <table:table-cell office:value-type="float" office:value="0.994768397055367">
                <text:p>0.994768397055367</text:p>
              </table:table-cell>
              <table:table-cell office:value-type="float" office:value="2.91126184530285">
                <text:p>2.911261845302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36528586346865">
                <text:p>3.36528586346865</text:p>
              </table:table-cell>
              <table:table-cell office:value-type="float" office:value="2.37522561507267">
                <text:p>2.37522561507267</text:p>
              </table:table-cell>
              <table:table-cell office:value-type="float" office:value="0.99114540606973">
                <text:p>0.99114540606973</text:p>
              </table:table-cell>
              <table:table-cell office:value-type="float" office:value="3.06292063336163">
                <text:p>3.062920633361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2590511473606">
                <text:p>3.72590511473606</text:p>
              </table:table-cell>
              <table:table-cell office:value-type="float" office:value="2.30516075499747">
                <text:p>2.30516075499747</text:p>
              </table:table-cell>
              <table:table-cell office:value-type="float" office:value="0.986125471920832">
                <text:p>0.986125471920832</text:p>
              </table:table-cell>
              <table:table-cell office:value-type="float" office:value="3.02571122617151">
                <text:p>3.02571122617151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36205588265813">
                <text:p>3.36205588265813</text:p>
              </table:table-cell>
              <table:table-cell office:value-type="float" office:value="1.04624323394355">
                <text:p>1.04624323394355</text:p>
              </table:table-cell>
              <table:table-cell office:value-type="float" office:value="0.993858044128269">
                <text:p>0.993858044128269</text:p>
              </table:table-cell>
              <table:table-cell office:value-type="float" office:value="2.03482366343022">
                <text:p>2.03482366343022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38276193711523">
                <text:p>3.38276193711523</text:p>
              </table:table-cell>
              <table:table-cell office:value-type="float" office:value="1.33455149319991">
                <text:p>1.33455149319991</text:p>
              </table:table-cell>
              <table:table-cell office:value-type="float" office:value="0.988384200153786">
                <text:p>0.988384200153786</text:p>
              </table:table-cell>
              <table:table-cell office:value-type="float" office:value="3.11808047361483">
                <text:p>3.11808047361483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41224135361828">
                <text:p>3.41224135361828</text:p>
              </table:table-cell>
              <table:table-cell office:value-type="float" office:value="1.73552972442253">
                <text:p>1.73552972442253</text:p>
              </table:table-cell>
              <table:table-cell office:value-type="float" office:value="0.958752681763426">
                <text:p>0.958752681763426</text:p>
              </table:table-cell>
              <table:table-cell office:value-type="float" office:value="3.06500454860269">
                <text:p>3.06500454860269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24370672624882">
                <text:p>3.24370672624882</text:p>
              </table:table-cell>
              <table:table-cell office:value-type="float" office:value="1.87117447590789">
                <text:p>1.87117447590789</text:p>
              </table:table-cell>
              <table:table-cell office:value-type="float" office:value="0.952584621776668">
                <text:p>0.952584621776668</text:p>
              </table:table-cell>
              <table:table-cell office:value-type="float" office:value="3.0289280726914">
                <text:p>3.028928072691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46982983396361">
                <text:p>3.46982983396361</text:p>
              </table:table-cell>
              <table:table-cell office:value-type="float" office:value="2.4707166333868">
                <text:p>2.4707166333868</text:p>
              </table:table-cell>
              <table:table-cell office:value-type="float" office:value="0.946710912432316">
                <text:p>0.946710912432316</text:p>
              </table:table-cell>
              <table:table-cell office:value-type="float" office:value="3.06948070520916">
                <text:p>3.06948070520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